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9.79cm" table:align="left"/>
    </style:style>
    <style:style style:name="Table1.A" style:family="table-column">
      <style:table-column-properties style:column-width="4.789cm"/>
    </style:style>
    <style:style style:name="Table1.B" style:family="table-column">
      <style:table-column-properties style:column-width="5.001cm"/>
    </style:style>
    <style:style style:name="Table1.A1" style:family="table-cell">
      <style:table-cell-properties style:writing-mode="page"/>
    </style:style>
    <style:style style:name="Table2" style:family="table">
      <style:table-properties style:width="9.499cm" table:align="left"/>
    </style:style>
    <style:style style:name="Table2.A" style:family="table-column">
      <style:table-column-properties style:column-width="3.995cm"/>
    </style:style>
    <style:style style:name="Table2.B" style:family="table-column">
      <style:table-column-properties style:column-width="5.503cm"/>
    </style:style>
    <style:style style:name="Table2.A1" style:family="table-cell">
      <style:table-cell-properties style:writing-mode="page"/>
    </style:style>
    <style:style style:name="P1" style:family="paragraph" style:parent-style-name="Footer">
      <style:paragraph-properties fo:text-align="start" style:justify-single-word="false"/>
    </style:style>
    <style:style style:name="P2" style:family="paragraph" style:parent-style-name="Standard">
      <style:text-properties officeooo:rsid="001e3701" officeooo:paragraph-rsid="00540dde"/>
    </style:style>
    <style:style style:name="P3" style:family="paragraph" style:parent-style-name="Standard">
      <style:text-properties officeooo:rsid="001e3701" officeooo:paragraph-rsid="003f1502"/>
    </style:style>
    <style:style style:name="P4" style:family="paragraph" style:parent-style-name="Standard">
      <style:text-properties officeooo:rsid="001e3701" officeooo:paragraph-rsid="005b33c4"/>
    </style:style>
    <style:style style:name="P5" style:family="paragraph" style:parent-style-name="Standard">
      <style:text-properties officeooo:rsid="001e3701" officeooo:paragraph-rsid="005bc847"/>
    </style:style>
    <style:style style:name="P6" style:family="paragraph" style:parent-style-name="Standard">
      <style:text-properties officeooo:rsid="001e3701" officeooo:paragraph-rsid="005ce18e"/>
    </style:style>
    <style:style style:name="P7" style:family="paragraph" style:parent-style-name="Standard">
      <style:text-properties officeooo:rsid="001e3701" officeooo:paragraph-rsid="005d9477"/>
    </style:style>
    <style:style style:name="P8" style:family="paragraph" style:parent-style-name="Standard">
      <style:text-properties officeooo:rsid="001e3701" officeooo:paragraph-rsid="00610f8a"/>
    </style:style>
    <style:style style:name="P9" style:family="paragraph" style:parent-style-name="Standard">
      <style:text-properties officeooo:rsid="001e3701" officeooo:paragraph-rsid="0062917f"/>
    </style:style>
    <style:style style:name="P10" style:family="paragraph" style:parent-style-name="Standard">
      <style:text-properties officeooo:rsid="001e3701" officeooo:paragraph-rsid="004ed542"/>
    </style:style>
    <style:style style:name="P11" style:family="paragraph" style:parent-style-name="Standard">
      <style:text-properties officeooo:rsid="001e3701" officeooo:paragraph-rsid="006250ab"/>
    </style:style>
    <style:style style:name="P12" style:family="paragraph" style:parent-style-name="Standard">
      <style:text-properties officeooo:rsid="001e3701" officeooo:paragraph-rsid="00635ed4"/>
    </style:style>
    <style:style style:name="P13" style:family="paragraph" style:parent-style-name="Standard">
      <style:text-properties officeooo:rsid="001e3701" officeooo:paragraph-rsid="005f7c91"/>
    </style:style>
    <style:style style:name="P14" style:family="paragraph" style:parent-style-name="Standard">
      <style:text-properties officeooo:rsid="001e3701" officeooo:paragraph-rsid="00602be7"/>
    </style:style>
    <style:style style:name="P15" style:family="paragraph" style:parent-style-name="Standard">
      <style:text-properties officeooo:rsid="001e3701" officeooo:paragraph-rsid="006974c5"/>
    </style:style>
    <style:style style:name="P16" style:family="paragraph" style:parent-style-name="Standard">
      <style:text-properties officeooo:rsid="001e3701" officeooo:paragraph-rsid="006c0457"/>
    </style:style>
    <style:style style:name="P17" style:family="paragraph" style:parent-style-name="Standard">
      <style:text-properties officeooo:rsid="001e3701" officeooo:paragraph-rsid="006d7fef"/>
    </style:style>
    <style:style style:name="P18" style:family="paragraph" style:parent-style-name="Standard">
      <style:text-properties officeooo:rsid="001e3701" officeooo:paragraph-rsid="006f1aa1"/>
    </style:style>
    <style:style style:name="P19" style:family="paragraph" style:parent-style-name="Standard">
      <style:text-properties officeooo:rsid="001e3701" officeooo:paragraph-rsid="00724cf5"/>
    </style:style>
    <style:style style:name="P20" style:family="paragraph" style:parent-style-name="Standard">
      <style:text-properties officeooo:rsid="001e3701" officeooo:paragraph-rsid="0072d3d9"/>
    </style:style>
    <style:style style:name="P21" style:family="paragraph" style:parent-style-name="Standard">
      <style:text-properties officeooo:rsid="001e3701" officeooo:paragraph-rsid="0072e00b"/>
    </style:style>
    <style:style style:name="P22" style:family="paragraph" style:parent-style-name="Standard">
      <style:text-properties officeooo:rsid="00214e17" officeooo:paragraph-rsid="00214e17"/>
    </style:style>
    <style:style style:name="P23" style:family="paragraph" style:parent-style-name="Standard">
      <style:text-properties officeooo:rsid="00214e17" officeooo:paragraph-rsid="00540dde"/>
    </style:style>
    <style:style style:name="P24" style:family="paragraph" style:parent-style-name="Standard">
      <style:text-properties officeooo:paragraph-rsid="00343bd2"/>
    </style:style>
    <style:style style:name="P25" style:family="paragraph" style:parent-style-name="Standard">
      <style:text-properties officeooo:paragraph-rsid="004ed542"/>
    </style:style>
    <style:style style:name="P26" style:family="paragraph" style:parent-style-name="Standard">
      <style:text-properties officeooo:paragraph-rsid="00540dde"/>
    </style:style>
    <style:style style:name="P27" style:family="paragraph" style:parent-style-name="Standard">
      <style:text-properties fo:font-size="16pt" fo:font-weight="bold" officeooo:rsid="00557f02" officeooo:paragraph-rsid="00557f02" style:font-size-asian="16pt" style:font-weight-asian="bold" style:font-size-complex="16pt" style:font-weight-complex="bold"/>
    </style:style>
    <style:style style:name="P28" style:family="paragraph" style:parent-style-name="Standard">
      <style:text-properties officeooo:rsid="005702e8" officeooo:paragraph-rsid="005702e8"/>
    </style:style>
    <style:style style:name="P29" style:family="paragraph" style:parent-style-name="Standard">
      <style:text-properties officeooo:paragraph-rsid="005b33c4"/>
    </style:style>
    <style:style style:name="P30" style:family="paragraph" style:parent-style-name="Standard">
      <style:text-properties officeooo:paragraph-rsid="005bc847"/>
    </style:style>
    <style:style style:name="P31" style:family="paragraph" style:parent-style-name="Standard">
      <style:text-properties officeooo:paragraph-rsid="005ce18e"/>
    </style:style>
    <style:style style:name="P32" style:family="paragraph" style:parent-style-name="Standard">
      <style:text-properties officeooo:paragraph-rsid="005d9477"/>
    </style:style>
    <style:style style:name="P33" style:family="paragraph" style:parent-style-name="Standard">
      <style:text-properties officeooo:paragraph-rsid="005f7c91"/>
    </style:style>
    <style:style style:name="P34" style:family="paragraph" style:parent-style-name="Standard">
      <style:text-properties officeooo:paragraph-rsid="00602be7"/>
    </style:style>
    <style:style style:name="P35" style:family="paragraph" style:parent-style-name="Standard">
      <style:text-properties officeooo:rsid="00602be7" officeooo:paragraph-rsid="00602be7"/>
    </style:style>
    <style:style style:name="P36" style:family="paragraph" style:parent-style-name="Standard">
      <style:text-properties officeooo:paragraph-rsid="00610f8a"/>
    </style:style>
    <style:style style:name="P37" style:family="paragraph" style:parent-style-name="Standard">
      <style:text-properties officeooo:paragraph-rsid="006250ab"/>
    </style:style>
    <style:style style:name="P38" style:family="paragraph" style:parent-style-name="Standard">
      <style:text-properties officeooo:paragraph-rsid="00627be0"/>
    </style:style>
    <style:style style:name="P39" style:family="paragraph" style:parent-style-name="Standard">
      <style:text-properties officeooo:paragraph-rsid="0062917f"/>
    </style:style>
    <style:style style:name="P40" style:family="paragraph" style:parent-style-name="Standard">
      <style:text-properties officeooo:paragraph-rsid="00635ed4"/>
    </style:style>
    <style:style style:name="P41" style:family="paragraph" style:parent-style-name="Standard">
      <style:text-properties officeooo:rsid="00642065" officeooo:paragraph-rsid="0062917f"/>
    </style:style>
    <style:style style:name="P42" style:family="paragraph" style:parent-style-name="Standard">
      <style:text-properties officeooo:paragraph-rsid="00642065"/>
    </style:style>
    <style:style style:name="P43" style:family="paragraph" style:parent-style-name="Standard">
      <style:text-properties officeooo:rsid="0064b4e6" officeooo:paragraph-rsid="0064b4e6"/>
    </style:style>
    <style:style style:name="P44" style:family="paragraph" style:parent-style-name="Standard">
      <style:text-properties officeooo:rsid="0064b4e6" officeooo:paragraph-rsid="007e02a9"/>
    </style:style>
    <style:style style:name="P45" style:family="paragraph" style:parent-style-name="Standard">
      <style:text-properties officeooo:rsid="00635ed4" officeooo:paragraph-rsid="00635ed4"/>
    </style:style>
    <style:style style:name="P46" style:family="paragraph" style:parent-style-name="Standard">
      <style:text-properties officeooo:rsid="000ecdc1" officeooo:paragraph-rsid="0021a483"/>
    </style:style>
    <style:style style:name="P47" style:family="paragraph" style:parent-style-name="Standard">
      <style:text-properties fo:font-weight="bold" officeooo:rsid="001e3701" officeooo:paragraph-rsid="00724cf5" style:font-weight-asian="bold" style:font-weight-complex="bold"/>
    </style:style>
    <style:style style:name="P48" style:family="paragraph" style:parent-style-name="Standard">
      <style:text-properties officeooo:paragraph-rsid="006c0457"/>
    </style:style>
    <style:style style:name="P49" style:family="paragraph" style:parent-style-name="Standard">
      <style:text-properties officeooo:paragraph-rsid="006d7fef"/>
    </style:style>
    <style:style style:name="P50" style:family="paragraph" style:parent-style-name="Standard">
      <style:text-properties officeooo:paragraph-rsid="00714968"/>
    </style:style>
    <style:style style:name="P51" style:family="paragraph" style:parent-style-name="Standard">
      <style:text-properties officeooo:paragraph-rsid="00793058"/>
    </style:style>
    <style:style style:name="P52" style:family="paragraph" style:parent-style-name="Standard">
      <style:text-properties officeooo:paragraph-rsid="007c1f23"/>
    </style:style>
    <style:style style:name="P53" style:family="paragraph" style:parent-style-name="Standard">
      <style:text-properties style:font-name="Liberation Sans" fo:font-size="11.8999996185303pt" fo:font-weight="bold" officeooo:rsid="004ed542" officeooo:paragraph-rsid="0062917f" style:font-name-asian="DejaVu Sans" style:font-size-asian="11.8999996185303pt" style:font-weight-asian="bold" style:font-name-complex="Lohit Hindi" style:font-size-complex="11.8999996185303pt" style:font-weight-complex="bold"/>
    </style:style>
    <style:style style:name="P54" style:family="paragraph" style:parent-style-name="Standard">
      <style:text-properties officeooo:rsid="007fefd1" officeooo:paragraph-rsid="007fefd1"/>
    </style:style>
    <style:style style:name="P55" style:family="paragraph" style:parent-style-name="Standard">
      <style:paragraph-properties fo:break-before="page"/>
      <style:text-properties officeooo:rsid="00214e17" officeooo:paragraph-rsid="00214e17"/>
    </style:style>
    <style:style style:name="P56" style:family="paragraph" style:parent-style-name="Standard">
      <style:paragraph-properties fo:break-before="page"/>
      <style:text-properties officeooo:rsid="001e3701" officeooo:paragraph-rsid="00540dde"/>
    </style:style>
    <style:style style:name="P57" style:family="paragraph" style:parent-style-name="Standard">
      <style:paragraph-properties fo:break-before="page"/>
      <style:text-properties officeooo:rsid="001e3701" officeooo:paragraph-rsid="00610f8a"/>
    </style:style>
    <style:style style:name="P58" style:family="paragraph" style:parent-style-name="Contents_20_5">
      <style:paragraph-properties>
        <style:tab-stops>
          <style:tab-stop style:position="15.406cm" style:type="right" style:leader-style="dotted" style:leader-text="."/>
        </style:tab-stops>
      </style:paragraph-properties>
    </style:style>
    <style:style style:name="P59" style:family="paragraph" style:parent-style-name="Table_20_Contents">
      <style:text-properties officeooo:rsid="005702e8" officeooo:paragraph-rsid="005702e8"/>
    </style:style>
    <style:style style:name="P60" style:family="paragraph" style:parent-style-name="Table_20_Contents">
      <style:text-properties officeooo:rsid="005702e8" officeooo:paragraph-rsid="006c0457"/>
    </style:style>
    <style:style style:name="P61" style:family="paragraph" style:parent-style-name="Table_20_Contents">
      <style:text-properties fo:font-weight="bold" officeooo:rsid="005702e8" officeooo:paragraph-rsid="005702e8" style:font-weight-asian="bold" style:font-weight-complex="bold"/>
    </style:style>
    <style:style style:name="P62" style:family="paragraph" style:parent-style-name="Table_20_Contents">
      <style:text-properties fo:font-weight="bold" officeooo:rsid="006d7fef" officeooo:paragraph-rsid="006d7fef" style:font-weight-asian="bold" style:font-weight-complex="bold"/>
    </style:style>
    <style:style style:name="P63" style:family="paragraph" style:parent-style-name="Table_20_Contents">
      <style:text-properties officeooo:rsid="006d7fef" officeooo:paragraph-rsid="006d7fef"/>
    </style:style>
    <style:style style:name="P64" style:family="paragraph" style:parent-style-name="Heading_20_5">
      <style:text-properties style:font-name="Liberation Sans" fo:font-size="11.8999996185303pt" fo:font-weight="bold" officeooo:rsid="004fd754" officeooo:paragraph-rsid="0021a483" style:font-name-asian="DejaVu Sans" style:font-size-asian="11.8999996185303pt" style:font-weight-asian="bold" style:font-name-complex="Lohit Hindi" style:font-size-complex="11.8999996185303pt" style:font-weight-complex="bold"/>
    </style:style>
    <style:style style:name="P65" style:family="paragraph" style:parent-style-name="Heading_20_5">
      <style:text-properties style:font-name="Liberation Sans" fo:font-size="11.8999996185303pt" fo:font-weight="bold" officeooo:rsid="004ed542" officeooo:paragraph-rsid="005b33c4" style:font-name-asian="DejaVu Sans" style:font-size-asian="11.8999996185303pt" style:font-weight-asian="bold" style:font-name-complex="Lohit Hindi" style:font-size-complex="11.8999996185303pt" style:font-weight-complex="bold"/>
    </style:style>
    <style:style style:name="P66" style:family="paragraph" style:parent-style-name="Heading_20_5">
      <style:text-properties style:font-name="Liberation Sans" fo:font-size="11.8999996185303pt" fo:font-weight="bold" officeooo:rsid="004ed542" officeooo:paragraph-rsid="005bc847" style:font-name-asian="DejaVu Sans" style:font-size-asian="11.8999996185303pt" style:font-weight-asian="bold" style:font-name-complex="Lohit Hindi" style:font-size-complex="11.8999996185303pt" style:font-weight-complex="bold"/>
    </style:style>
    <style:style style:name="P67" style:family="paragraph" style:parent-style-name="Heading_20_5">
      <style:text-properties style:font-name="Liberation Sans" fo:font-size="11.8999996185303pt" fo:font-weight="bold" officeooo:rsid="004ed542" officeooo:paragraph-rsid="00343bd2" style:font-name-asian="DejaVu Sans" style:font-size-asian="11.8999996185303pt" style:font-weight-asian="bold" style:font-name-complex="Lohit Hindi" style:font-size-complex="11.8999996185303pt" style:font-weight-complex="bold"/>
    </style:style>
    <style:style style:name="P68" style:family="paragraph" style:parent-style-name="Heading_20_5">
      <style:text-properties style:font-name="Liberation Sans" fo:font-size="11.8999996185303pt" fo:font-weight="bold" officeooo:rsid="004ed542" officeooo:paragraph-rsid="004ed542" style:font-name-asian="DejaVu Sans" style:font-size-asian="11.8999996185303pt" style:font-weight-asian="bold" style:font-name-complex="Lohit Hindi" style:font-size-complex="11.8999996185303pt" style:font-weight-complex="bold"/>
    </style:style>
    <style:style style:name="P69" style:family="paragraph" style:parent-style-name="Heading_20_5">
      <style:text-properties style:font-name="Liberation Sans" fo:font-size="11.8999996185303pt" fo:font-weight="bold" officeooo:rsid="004ed542" officeooo:paragraph-rsid="005d9477" style:font-name-asian="DejaVu Sans" style:font-size-asian="11.8999996185303pt" style:font-weight-asian="bold" style:font-name-complex="Lohit Hindi" style:font-size-complex="11.8999996185303pt" style:font-weight-complex="bold"/>
    </style:style>
    <style:style style:name="P70" style:family="paragraph" style:parent-style-name="Heading_20_5">
      <style:text-properties style:font-name="Liberation Sans" fo:font-size="11.8999996185303pt" fo:font-weight="bold" officeooo:rsid="004ed542" officeooo:paragraph-rsid="00540dde" style:font-name-asian="DejaVu Sans" style:font-size-asian="11.8999996185303pt" style:font-weight-asian="bold" style:font-name-complex="Lohit Hindi" style:font-size-complex="11.8999996185303pt" style:font-weight-complex="bold"/>
    </style:style>
    <style:style style:name="P71" style:family="paragraph" style:parent-style-name="Heading_20_5">
      <style:text-properties style:font-name="Liberation Sans" fo:font-size="11.8999996185303pt" fo:font-weight="bold" officeooo:rsid="004ed542" officeooo:paragraph-rsid="006d7fef" style:font-name-asian="DejaVu Sans" style:font-size-asian="11.8999996185303pt" style:font-weight-asian="bold" style:font-name-complex="Lohit Hindi" style:font-size-complex="11.8999996185303pt" style:font-weight-complex="bold"/>
    </style:style>
    <style:style style:name="P72" style:family="paragraph" style:parent-style-name="Heading_20_5">
      <style:text-properties style:font-name="Liberation Sans" fo:font-size="11.8999996185303pt" fo:font-weight="bold" officeooo:rsid="004ed542" officeooo:paragraph-rsid="00610f8a" style:font-name-asian="DejaVu Sans" style:font-size-asian="11.8999996185303pt" style:font-weight-asian="bold" style:font-name-complex="Lohit Hindi" style:font-size-complex="11.8999996185303pt" style:font-weight-complex="bold"/>
    </style:style>
    <style:style style:name="P73" style:family="paragraph" style:parent-style-name="Heading_20_5">
      <style:text-properties style:font-name="Liberation Sans" fo:font-size="11.8999996185303pt" fo:font-weight="bold" officeooo:rsid="004ed542" officeooo:paragraph-rsid="0062917f" style:font-name-asian="DejaVu Sans" style:font-size-asian="11.8999996185303pt" style:font-weight-asian="bold" style:font-name-complex="Lohit Hindi" style:font-size-complex="11.8999996185303pt" style:font-weight-complex="bold"/>
    </style:style>
    <style:style style:name="P74" style:family="paragraph" style:parent-style-name="Heading_20_5">
      <style:text-properties style:font-name="Liberation Sans" fo:font-size="11.8999996185303pt" fo:font-weight="bold" officeooo:rsid="004ed542" officeooo:paragraph-rsid="00642065" style:font-name-asian="DejaVu Sans" style:font-size-asian="11.8999996185303pt" style:font-weight-asian="bold" style:font-name-complex="Lohit Hindi" style:font-size-complex="11.8999996185303pt" style:font-weight-complex="bold"/>
    </style:style>
    <style:style style:name="P75" style:family="paragraph" style:parent-style-name="Heading_20_5">
      <style:text-properties style:font-name="Liberation Sans" fo:font-size="11.8999996185303pt" fo:font-weight="bold" officeooo:rsid="004ed542" officeooo:paragraph-rsid="007e02a9" style:font-name-asian="DejaVu Sans" style:font-size-asian="11.8999996185303pt" style:font-weight-asian="bold" style:font-name-complex="Lohit Hindi" style:font-size-complex="11.8999996185303pt" style:font-weight-complex="bold"/>
    </style:style>
    <style:style style:name="P76" style:family="paragraph" style:parent-style-name="Heading_20_5">
      <style:text-properties officeooo:rsid="004ed542" officeooo:paragraph-rsid="0062917f"/>
    </style:style>
    <style:style style:name="P77" style:family="paragraph" style:parent-style-name="Heading_20_5">
      <style:paragraph-properties fo:break-before="page"/>
      <style:text-properties style:font-name="Liberation Sans" fo:font-size="11.8999996185303pt" fo:font-weight="bold" officeooo:rsid="004ed542" officeooo:paragraph-rsid="0062917f" style:font-name-asian="DejaVu Sans" style:font-size-asian="11.8999996185303pt" style:font-weight-asian="bold" style:font-name-complex="Lohit Hindi" style:font-size-complex="11.8999996185303pt" style:font-weight-complex="bold"/>
    </style:style>
    <style:style style:name="P78" style:family="paragraph" style:parent-style-name="Standard" style:list-style-name="L1">
      <style:text-properties officeooo:rsid="004fd754" officeooo:paragraph-rsid="006aecfc"/>
    </style:style>
    <style:style style:name="P79" style:family="paragraph" style:parent-style-name="Standard" style:list-style-name="L2">
      <style:text-properties officeooo:rsid="004ed542" officeooo:paragraph-rsid="003f1502"/>
    </style:style>
    <style:style style:name="P80" style:family="paragraph" style:parent-style-name="Standard" style:list-style-name="L2">
      <style:text-properties fo:font-weight="bold" officeooo:rsid="004ed542" officeooo:paragraph-rsid="003f1502" style:font-weight-asian="bold" style:font-weight-complex="bold"/>
    </style:style>
    <style:style style:name="P81" style:family="paragraph" style:parent-style-name="Standard" style:list-style-name="L10">
      <style:text-properties fo:font-weight="bold" officeooo:rsid="001e3701" officeooo:paragraph-rsid="005f5821" style:font-weight-asian="bold" style:font-weight-complex="bold"/>
    </style:style>
    <style:style style:name="P82" style:family="paragraph" style:parent-style-name="Standard" style:list-style-name="L3">
      <style:text-properties officeooo:rsid="001e3701" officeooo:paragraph-rsid="005d9477"/>
    </style:style>
    <style:style style:name="P83" style:family="paragraph" style:parent-style-name="Standard" style:list-style-name="L4">
      <style:text-properties officeooo:rsid="001e3701" officeooo:paragraph-rsid="006c0457"/>
    </style:style>
    <style:style style:name="P84" style:family="paragraph" style:parent-style-name="Standard" style:list-style-name="L6">
      <style:text-properties officeooo:rsid="001e3701" officeooo:paragraph-rsid="006c0457"/>
    </style:style>
    <style:style style:name="P85" style:family="paragraph" style:parent-style-name="Standard" style:list-style-name="L8">
      <style:text-properties officeooo:rsid="001e3701" officeooo:paragraph-rsid="0062917f"/>
    </style:style>
    <style:style style:name="P86" style:family="paragraph" style:parent-style-name="Standard">
      <style:text-properties officeooo:rsid="001e3701" officeooo:paragraph-rsid="00714968"/>
    </style:style>
    <style:style style:name="P87" style:family="paragraph" style:parent-style-name="Standard" style:list-style-name="L10">
      <style:text-properties officeooo:rsid="001e3701" officeooo:paragraph-rsid="005f5821"/>
    </style:style>
    <style:style style:name="P88" style:family="paragraph" style:parent-style-name="Standard" style:list-style-name="L11">
      <style:text-properties officeooo:rsid="001e3701" officeooo:paragraph-rsid="00632a61"/>
    </style:style>
    <style:style style:name="P89" style:family="paragraph" style:parent-style-name="Standard" style:list-style-name="L4">
      <style:text-properties officeooo:paragraph-rsid="006c0457"/>
    </style:style>
    <style:style style:name="P90" style:family="paragraph" style:parent-style-name="Standard">
      <style:text-properties fo:font-weight="normal" officeooo:rsid="006c0457" officeooo:paragraph-rsid="006c0457" style:font-weight-asian="normal" style:font-weight-complex="normal"/>
    </style:style>
    <style:style style:name="P91" style:family="paragraph" style:parent-style-name="Standard" style:list-style-name="L5">
      <style:text-properties officeooo:paragraph-rsid="006c0457"/>
    </style:style>
    <style:style style:name="P92" style:family="paragraph" style:parent-style-name="Standard" style:list-style-name="L7">
      <style:text-properties officeooo:paragraph-rsid="006c0457"/>
    </style:style>
    <style:style style:name="P93" style:family="paragraph" style:parent-style-name="Standard" style:list-style-name="L9">
      <style:text-properties officeooo:paragraph-rsid="0072e00b"/>
    </style:style>
    <style:style style:name="T1" style:family="text">
      <style:text-properties officeooo:rsid="00273521"/>
    </style:style>
    <style:style style:name="T2" style:family="text">
      <style:text-properties officeooo:rsid="00557f02"/>
    </style:style>
    <style:style style:name="T3" style:family="text">
      <style:text-properties officeooo:rsid="001e3701"/>
    </style:style>
    <style:style style:name="T4" style:family="text">
      <style:text-properties officeooo:rsid="004ed542"/>
    </style:style>
    <style:style style:name="T5" style:family="text">
      <style:text-properties fo:font-weight="bold" style:font-weight-asian="bold" style:font-weight-complex="bold"/>
    </style:style>
    <style:style style:name="T6" style:family="text">
      <style:text-properties fo:font-weight="bold" officeooo:rsid="001e3701" style:font-weight-asian="bold" style:font-weight-complex="bold"/>
    </style:style>
    <style:style style:name="T7" style:family="text">
      <style:text-properties fo:font-weight="bold" officeooo:rsid="005dc20c" style:font-weight-asian="bold" style:font-weight-complex="bold"/>
    </style:style>
    <style:style style:name="T8" style:family="text">
      <style:text-properties fo:font-weight="bold" officeooo:rsid="00632a61" style:font-weight-asian="bold" style:font-weight-complex="bold"/>
    </style:style>
    <style:style style:name="T9" style:family="text">
      <style:text-properties fo:font-weight="bold" officeooo:rsid="00642065" style:font-weight-asian="bold" style:font-weight-complex="bold"/>
    </style:style>
    <style:style style:name="T10" style:family="text">
      <style:text-properties fo:font-weight="bold" officeooo:rsid="006974c5" style:font-weight-asian="bold" style:font-weight-complex="bold"/>
    </style:style>
    <style:style style:name="T11" style:family="text">
      <style:text-properties fo:font-weight="bold" officeooo:rsid="006b406d" style:font-weight-asian="bold" style:font-weight-complex="bold"/>
    </style:style>
    <style:style style:name="T12" style:family="text">
      <style:text-properties fo:font-weight="bold" officeooo:rsid="006c0457" style:font-weight-asian="bold" style:font-weight-complex="bold"/>
    </style:style>
    <style:style style:name="T13" style:family="text">
      <style:text-properties fo:font-weight="bold" officeooo:rsid="00724cf5" style:font-weight-asian="bold" style:font-weight-complex="bold"/>
    </style:style>
    <style:style style:name="T14" style:family="text">
      <style:text-properties fo:font-weight="bold" officeooo:rsid="0072e00b" style:font-weight-asian="bold" style:font-weight-complex="bold"/>
    </style:style>
    <style:style style:name="T15" style:family="text">
      <style:text-properties fo:font-weight="bold" officeooo:rsid="0077c866" style:font-weight-asian="bold" style:font-weight-complex="bold"/>
    </style:style>
    <style:style style:name="T16" style:family="text">
      <style:text-properties fo:font-weight="bold" officeooo:rsid="007b009b" style:font-weight-asian="bold" style:font-weight-complex="bold"/>
    </style:style>
    <style:style style:name="T17" style:family="text">
      <style:text-properties officeooo:rsid="005b33c4"/>
    </style:style>
    <style:style style:name="T18" style:family="text">
      <style:text-properties officeooo:rsid="005ce18e"/>
    </style:style>
    <style:style style:name="T19" style:family="text">
      <style:text-properties officeooo:rsid="005d9477"/>
    </style:style>
    <style:style style:name="T20" style:family="text">
      <style:text-properties officeooo:rsid="00602be7"/>
    </style:style>
    <style:style style:name="T21" style:family="text">
      <style:text-properties officeooo:rsid="00610f8a"/>
    </style:style>
    <style:style style:name="T22" style:family="text">
      <style:text-properties officeooo:rsid="00627be0"/>
    </style:style>
    <style:style style:name="T23" style:family="text">
      <style:text-properties officeooo:rsid="0062917f"/>
    </style:style>
    <style:style style:name="T24" style:family="text">
      <style:text-properties officeooo:rsid="00635ed4"/>
    </style:style>
    <style:style style:name="T25" style:family="text">
      <style:text-properties officeooo:rsid="0064b4e6"/>
    </style:style>
    <style:style style:name="T26" style:family="text">
      <style:text-properties officeooo:rsid="006974c5"/>
    </style:style>
    <style:style style:name="T27" style:family="text">
      <style:text-properties officeooo:rsid="006aecfc"/>
    </style:style>
    <style:style style:name="T28" style:family="text">
      <style:text-properties fo:font-weight="normal" officeooo:rsid="001e3701" style:font-weight-asian="normal" style:font-weight-complex="normal"/>
    </style:style>
    <style:style style:name="T29" style:family="text">
      <style:text-properties fo:font-weight="normal" officeooo:rsid="006aecfc" style:font-weight-asian="normal" style:font-weight-complex="normal"/>
    </style:style>
    <style:style style:name="T30" style:family="text">
      <style:text-properties fo:font-weight="normal" officeooo:rsid="006c0457" style:font-weight-asian="normal" style:font-weight-complex="normal"/>
    </style:style>
    <style:style style:name="T31" style:family="text">
      <style:text-properties fo:font-weight="normal" officeooo:rsid="00724cf5" style:font-weight-asian="normal" style:font-weight-complex="normal"/>
    </style:style>
    <style:style style:name="T32" style:family="text">
      <style:text-properties fo:font-weight="normal" officeooo:rsid="00642065" style:font-weight-asian="normal" style:font-weight-complex="normal"/>
    </style:style>
    <style:style style:name="T33" style:family="text">
      <style:text-properties officeooo:rsid="006b406d"/>
    </style:style>
    <style:style style:name="T34" style:family="text">
      <style:text-properties style:font-name="Liberation Sans" fo:font-size="11.8999996185303pt" fo:font-weight="bold" style:font-name-asian="DejaVu Sans" style:font-size-asian="11.8999996185303pt" style:font-weight-asian="bold" style:font-name-complex="Lohit Hindi" style:font-size-complex="11.8999996185303pt" style:font-weight-complex="bold"/>
    </style:style>
    <style:style style:name="T35" style:family="text">
      <style:text-properties style:font-name="Liberation Sans" fo:font-size="11.8999996185303pt" fo:font-weight="bold" officeooo:rsid="0079c291" style:font-name-asian="DejaVu Sans" style:font-size-asian="11.8999996185303pt" style:font-weight-asian="bold" style:font-name-complex="Lohit Hindi" style:font-size-complex="11.8999996185303pt" style:font-weight-complex="bold"/>
    </style:style>
    <style:style style:name="T36" style:family="text">
      <style:text-properties officeooo:rsid="006c0457"/>
    </style:style>
    <style:style style:name="T37" style:family="text">
      <style:text-properties officeooo:rsid="006d7fef"/>
    </style:style>
    <style:style style:name="T38" style:family="text">
      <style:text-properties officeooo:rsid="00704f00"/>
    </style:style>
    <style:style style:name="T39" style:family="text">
      <style:text-properties officeooo:rsid="00724cf5"/>
    </style:style>
    <style:style style:name="T40" style:family="text">
      <style:text-properties officeooo:rsid="0072e00b"/>
    </style:style>
    <style:style style:name="T41" style:family="text">
      <style:text-properties officeooo:rsid="00793058"/>
    </style:style>
    <style:style style:name="T42" style:family="text">
      <style:text-properties officeooo:rsid="007a58b2"/>
    </style:style>
    <style:style style:name="T43" style:family="text">
      <style:text-properties officeooo:rsid="007e02a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Elasticsearch</text:p>
      <text:h text:style-name="P64" text:outline-level="5"><text:bookmark-start text:name="__RefHeading__327_1776072604"/>What is Elasticsearch?<text:bookmark-end text:name="__RefHeading__327_1776072604"/></text:h>
      <text:p text:style-name="P46"/>
      <text:list xml:id="list2491696671" text:style-name="L1">
        <text:list-item>
          <text:p text:style-name="P78">It is <text:span text:style-name="T5">based on the Lucene search engine</text:span>, and it is built with RESTful APIS.</text:p>
        </text:list-item>
        <text:list-item>
          <text:p text:style-name="P78"><text:span text:style-name="T27">It </text:span>is a <text:span text:style-name="T27">full-text, distributed </text:span><text:span text:style-name="T5">NoSQL database</text:span></text:p>
        </text:list-item>
        <text:list-item>
          <text:p text:style-name="P78"><text:span text:style-name="T29">It </text:span><text:span text:style-name="T28">stores, retrieve</text:span><text:span text:style-name="T29">s</text:span><text:span text:style-name="T28"> and manages </text:span><text:span text:style-name="T6">document-oriented and semi-structured data.</text:span></text:p>
        </text:list-item>
        <text:list-item>
          <text:p text:style-name="P78">It offers simple deployment, maximum reliability, and easy management. </text:p>
        </text:list-item>
        <text:list-item>
          <text:p text:style-name="P78">It provides advanced queries to perform detailed analysis and stores all the data centrally. </text:p>
        </text:list-item>
        <text:list-item>
          <text:p text:style-name="P78">It helps execute a quick search of the documents.</text:p>
        </text:list-item>
      </text:list>
      <text:p text:style-name="P4"><text:bookmark-start text:name="__DdeLink__208_3514257312917"/></text:p>
      <text:h text:style-name="P65" text:outline-level="5"><text:bookmark-start text:name="__RefHeading__331_17760726041717"/>Can you state the stable Elasticsearch version currently available for download?<text:bookmark-start text:name="__DdeLink__199_35142573121617"/><text:bookmark-end text:name="__RefHeading__331_17760726041717"/></text:h>
      <text:p text:style-name="P29"><text:bookmark-end text:name="__DdeLink__208_3514257312917"/><text:bookmark-end text:name="__DdeLink__199_35142573121617"/></text:p>
      <text:p text:style-name="P4">The latest stable version of Elasticsearch is 7.<text:span text:style-name="T17">9.</text:span> </text:p>
      <text:p text:style-name="P4"/>
      <text:h text:style-name="P66" text:outline-level="5"><text:bookmark-start text:name="__RefHeading___Toc3238_1525866467"/>To install Elasticsearch, what software is required as a prerequisite?<text:bookmark-start text:name="__DdeLink__199_351425731216181"/><text:bookmark-end text:name="__RefHeading___Toc3238_1525866467"/></text:h>
      <text:p text:style-name="P30"><text:bookmark-end text:name="__DdeLink__199_351425731216181"/></text:p>
      <text:p text:style-name="P15"><text:span text:style-name="T10">Java</text:span><text:span text:style-name="T26"> is a prerequisite for Elasticsearch (l</text:span>atest JDK 8 or Java version 1.8.0<text:span text:style-name="T26">).</text:span></text:p>
      <text:p text:style-name="P5"><text:bookmark-start text:name="__DdeLink__883_2189722070"/><text:bookmark-start text:name="__DdeLink__208_35142573129"/></text:p>
      <text:h text:style-name="P67" text:outline-level="5"><text:bookmark-start text:name="__RefHeading__331_177607260417"/>What are the important features of Elasticsearch?<text:bookmark-start text:name="__DdeLink__199_351425731216"/><text:bookmark-end text:name="__RefHeading__331_177607260417"/></text:h>
      <text:p text:style-name="P24"><text:bookmark-end text:name="__DdeLink__199_351425731216"/><text:bookmark-end text:name="__DdeLink__208_35142573129"/></text:p>
      <text:list xml:id="list1370870671" text:style-name="L2">
        <text:list-item>
          <text:p text:style-name="P79">An <text:span text:style-name="T5">open-source search server </text:span>written using Java.</text:p>
        </text:list-item>
        <text:list-item>
          <text:p text:style-name="P79">Used to index any kind of heterogeneous data</text:p>
        </text:list-item>
        <text:list-item>
          <text:p text:style-name="P79">Has <text:span text:style-name="T5">REST API </text:span>web-interface with <text:span text:style-name="T5">JSON output</text:span></text:p>
        </text:list-item>
        <text:list-item>
          <text:p text:style-name="P80">Full-Text Search</text:p>
        </text:list-item>
        <text:list-item>
          <text:p text:style-name="P79"><text:span text:style-name="T5">Near Real-Time</text:span> (NRT) <text:span text:style-name="T5">search</text:span></text:p>
        </text:list-item>
        <text:list-item>
          <text:p text:style-name="P79">Sharded, replicated searchable, JSON document store.</text:p>
        </text:list-item>
        <text:list-item>
          <text:p text:style-name="P79">Multi-language &amp; Geolocation support</text:p>
        </text:list-item>
      </text:list>
      <text:p text:style-name="P3"><text:bookmark-start text:name="__DdeLink__208_351425731291"/><text:bookmark-start text:name="__DdeLink__1305_2271235780"/><text:bookmark-end text:name="__DdeLink__883_2189722070"/></text:p>
      <text:h text:style-name="P68" text:outline-level="5"><text:bookmark-start text:name="__RefHeading__331_1776072604171"/>What is a <text:span text:style-name="T19">Elasticsearch </text:span>Cluster?<text:bookmark-start text:name="__DdeLink__199_3514257312161"/><text:bookmark-end text:name="__RefHeading__331_1776072604171"/></text:h>
      <text:p text:style-name="P25"><text:bookmark-end text:name="__DdeLink__199_3514257312161"/><text:bookmark-end text:name="__DdeLink__208_351425731291"/></text:p>
      <text:p text:style-name="P10">A cluster is a <text:span text:style-name="T5">collection of </text:span><text:span text:style-name="T11">Elasticsearch </text:span><text:span text:style-name="T5">nodes</text:span> which together holds data and provides joined indexing and search capabilities. </text:p>
      <text:h text:style-name="P69" text:outline-level="5"><text:bookmark-start text:name="__RefHeading___Toc3240_1525866467"/>What is a Node in Elasticsearch?<text:bookmark-start text:name="__DdeLink__199_3514257312161110"/><text:bookmark-end text:name="__RefHeading___Toc3240_1525866467"/></text:h>
      <text:p text:style-name="P32"><text:bookmark-end text:name="__DdeLink__199_3514257312161110"/></text:p>
      <text:p text:style-name="P7">A node is an <text:span text:style-name="T5">instance of Elasticsearch</text:span>. <text:span text:style-name="T33">Node types:</text:span></text:p>
      <text:p text:style-name="P7"/>
      <text:list xml:id="list227011523" text:style-name="L3">
        <text:list-item>
          <text:p text:style-name="P82"><text:span text:style-name="T5">Data nodes</text:span> hold data and perform an operation such as CRUD (Create / Read / Update / Delete), search and aggregations on data.</text:p>
        </text:list-item>
        <text:list-item>
          <text:p text:style-name="P82"><text:span text:style-name="T5">Master nodes</text:span> help in configuration and management to add and remove nodes across the cluster.</text:p>
        </text:list-item>
        <text:list-item>
          <text:p text:style-name="P82"><text:span text:style-name="T5">Client nodes</text:span> send cluster requests to the master node and data-related requests to data nodes.</text:p>
        </text:list-item>
        <text:list-item>
          <text:p text:style-name="P82"><text:span text:style-name="T5">Ingest nodes </text:span>f<text:span text:style-name="T19">o</text:span>r pre-processing documents before indexing.</text:p>
        </text:list-item>
      </text:list>
      <text:p text:style-name="P7"><text:bookmark-start text:name="__DdeLink__208_3514257312911"/></text:p>
      <text:h text:style-name="P70" text:outline-level="5"><text:bookmark-start text:name="__RefHeading__331_17760726041711"/><text:bookmark-start text:name="__DdeLink__3049_1525866467"/><text:soft-page-break/>What is a Type in an Elastic search?<text:bookmark-start text:name="__DdeLink__199_35142573121611"/><text:bookmark-end text:name="__RefHeading__331_17760726041711"/></text:h>
      <text:p text:style-name="P26"><text:bookmark-end text:name="__DdeLink__199_35142573121611"/><text:bookmark-end text:name="__DdeLink__208_3514257312911"/></text:p>
      <text:p text:style-name="P2">Type, here is a table in the relational database. These types (tables) hold multiple Documents (rows), and each document has Properties (columns). <text:bookmark-end text:name="__DdeLink__3049_1525866467"/></text:p>
      <text:p text:style-name="P2"/>
      <text:p text:style-name="P28">Compare ElasticSearch objects with the ones in a Relational Database</text:p>
      <text:p text:style-name="P28"/>
      <table:table table:name="Table1" table:style-name="Table1">
        <table:table-column table:style-name="Table1.A"/>
        <table:table-column table:style-name="Table1.B"/>
        <table:table-row table:style-name="TableLine93985605719776">
          <table:table-cell table:style-name="Table1.A1" office:value-type="string">
            <text:p text:style-name="P61">ElasticSearch</text:p>
          </table:table-cell>
          <table:table-cell table:style-name="Table1.A1" office:value-type="string">
            <text:p text:style-name="P61">Relational Database</text:p>
          </table:table-cell>
        </table:table-row>
        <table:table-row table:style-name="TableLine93985605778944">
          <table:table-cell table:style-name="Table1.A1" office:value-type="string">
            <text:p text:style-name="P60">I<text:span text:style-name="T36">ndex </text:span><text:s/>. . . . . . . . . . . . . . . . .</text:p>
          </table:table-cell>
          <table:table-cell table:style-name="Table1.A1" office:value-type="string">
            <text:p text:style-name="P59">Database</text:p>
          </table:table-cell>
        </table:table-row>
        <table:table-row table:style-name="TableLine93985605779296">
          <table:table-cell table:style-name="Table1.A1" office:value-type="string">
            <text:p text:style-name="P59">Type . . .<text:bookmark-start text:name="__DdeLink__1428_656660151"/> . . . . . . . . . . . . . . . <text:bookmark-end text:name="__DdeLink__1428_656660151"/></text:p>
          </table:table-cell>
          <table:table-cell table:style-name="Table1.A1" office:value-type="string">
            <text:p text:style-name="P59">Table</text:p>
          </table:table-cell>
        </table:table-row>
        <table:table-row table:style-name="TableLine93985605779824">
          <table:table-cell table:style-name="Table1.A1" office:value-type="string">
            <text:p text:style-name="P59">Document . . . . . . . . . . . . . </text:p>
          </table:table-cell>
          <table:table-cell table:style-name="Table1.A1" office:value-type="string">
            <text:p text:style-name="P59">Row / Record</text:p>
          </table:table-cell>
        </table:table-row>
        <table:table-row table:style-name="TableLine93985605780544">
          <table:table-cell table:style-name="Table1.A1" office:value-type="string">
            <text:p text:style-name="P59">Fields . . . . . . . . . . . . . . . . . </text:p>
          </table:table-cell>
          <table:table-cell table:style-name="Table1.A1" office:value-type="string">
            <text:p text:style-name="P59">Column</text:p>
          </table:table-cell>
        </table:table-row>
        <table:table-row table:style-name="TableLine93985605781344">
          <table:table-cell table:style-name="Table1.A1" office:value-type="string">
            <text:p text:style-name="P59">Mapping . . . . . . . . . . . . . . .</text:p>
          </table:table-cell>
          <table:table-cell table:style-name="Table1.A1" office:value-type="string">
            <text:p text:style-name="P59">Schema</text:p>
          </table:table-cell>
        </table:table-row>
      </table:table>
      <text:p text:style-name="P28"><text:bookmark-start text:name="__DdeLink__208_3514257312912"/></text:p>
      <text:h text:style-name="P70" text:outline-level="5"><text:bookmark-start text:name="__RefHeading__331_17760726041712"/>What is a document in Elastic Search?<text:bookmark-start text:name="__DdeLink__199_35142573121612"/><text:bookmark-end text:name="__RefHeading__331_17760726041712"/></text:h>
      <text:p text:style-name="P26"><text:bookmark-end text:name="__DdeLink__199_35142573121612"/><text:bookmark-end text:name="__DdeLink__208_3514257312912"/></text:p>
      <text:p text:style-name="P48"><text:span text:style-name="T36">A document in </text:span><text:span text:style-name="T3">Elasticsearch is</text:span></text:p>
      <text:list xml:id="list832445790" text:style-name="L4">
        <text:list-item>
          <text:p text:style-name="P89"><text:span text:style-name="T12">A</text:span><text:span text:style-name="T6"> basic unit of information that can be indexed</text:span><text:span text:style-name="T3">. </text:span></text:p>
        </text:list-item>
        <text:list-item>
          <text:p text:style-name="P83">It is expressed in JSON (key: value) pair. '{"user": "nullcon"}'. </text:p>
        </text:list-item>
        <text:list-item>
          <text:p text:style-name="P89"><text:span text:style-name="T28">Every single </text:span><text:span text:style-name="T30">d</text:span><text:span text:style-name="T28">ocument</text:span><text:span text:style-name="T6"> is associated with a type and a unique id. </text:span></text:p>
        </text:list-item>
      </text:list>
      <text:p text:style-name="P2"><text:bookmark-start text:name="__DdeLink__208_3514257312913"/></text:p>
      <text:h text:style-name="P70" text:outline-level="5"><text:bookmark-start text:name="__RefHeading__331_17760726041713"/>Define the Term Shard?<text:bookmark-start text:name="__DdeLink__199_35142573121613"/><text:bookmark-end text:name="__RefHeading__331_17760726041713"/></text:h>
      <text:p text:style-name="P26"><text:bookmark-end text:name="__DdeLink__199_35142573121613"/><text:bookmark-end text:name="__DdeLink__208_3514257312913"/></text:p>
      <text:p text:style-name="P90">A shard is</text:p>
      <text:list xml:id="list1623494163" text:style-name="L5">
        <text:list-item>
          <text:p text:style-name="P91"><text:span text:style-name="T28">The </text:span><text:span text:style-name="T6">atomic part of an index.</text:span></text:p>
        </text:list-item>
        <text:list-item>
          <text:p text:style-name="P91"><text:span text:style-name="T28">Every</text:span><text:span text:style-name="T6"> index can be split into several shards</text:span><text:span text:style-name="T28"> to be able to distribute data. <text:s/></text:span></text:p>
        </text:list-item>
        <text:list-item>
          <text:p text:style-name="P91"><text:span text:style-name="T30">It</text:span><text:span text:style-name="T6"> can be distributed over the cluster </text:span><text:span text:style-name="T28">if you want to add more nodes. </text:span></text:p>
        </text:list-item>
      </text:list>
      <text:p text:style-name="P16"><text:bookmark-start text:name="__DdeLink__208_3514257312916"/></text:p>
      <text:h text:style-name="P65" text:outline-level="5"><text:bookmark-start text:name="__RefHeading__331_17760726041716"/>Can you define REPLICA and what is the advantage of creating a replica?<text:bookmark-start text:name="__DdeLink__199_35142573121616"/><text:bookmark-end text:name="__RefHeading__331_17760726041716"/></text:h>
      <text:p text:style-name="P29"><text:bookmark-end text:name="__DdeLink__208_3514257312916"/><text:bookmark-end text:name="__DdeLink__199_35142573121616"/></text:p>
      <text:list xml:id="list2782339034" text:style-name="L6">
        <text:list-item>
          <text:p text:style-name="P84">A replica is an<text:span text:style-name="T5"> exact copy of the Shard.</text:span></text:p>
        </text:list-item>
        <text:list-item>
          <text:p text:style-name="P84"><text:span text:style-name="T36">It is</text:span> <text:span text:style-name="T5">used to increase query throughput</text:span> or achieve <text:span text:style-name="T5">high availability</text:span>. </text:p>
        </text:list-item>
        <text:list-item>
          <text:p text:style-name="P84">These replicas help to efficiently manage requests <text:span text:style-name="T36">during high load conditions.</text:span></text:p>
        </text:list-item>
      </text:list>
      <text:p text:style-name="P4"><text:bookmark-start text:name="__DdeLink__208_3514257312914"/></text:p>
      <text:h text:style-name="P70" text:outline-level="5"><text:bookmark-start text:name="__RefHeading__331_17760726041714"/>What is an index in an Elasticsearch cluster?<text:bookmark-start text:name="__DdeLink__199_35142573121614"/><text:bookmark-end text:name="__RefHeading__331_17760726041714"/></text:h>
      <text:p text:style-name="P26"><text:bookmark-end text:name="__DdeLink__199_35142573121614"/><text:bookmark-end text:name="__DdeLink__208_3514257312914"/></text:p>
      <text:list xml:id="list2889084064" text:style-name="L7">
        <text:list-item>
          <text:p text:style-name="P92"><text:span text:style-name="T3">An Elasticsearch cluster can contain multiple </text:span><text:span text:style-name="T6">indices.</text:span></text:p>
        </text:list-item>
        <text:list-item>
          <text:p text:style-name="P92"><text:span text:style-name="T30">Indices </text:span><text:span text:style-name="T6">are database</text:span><text:span text:style-name="T7">s</text:span><text:span text:style-name="T6"> </text:span><text:span text:style-name="T28">as compared with a </text:span><text:span text:style-name="T6">relational database</text:span></text:p>
        </text:list-item>
        <text:list-item>
          <text:p text:style-name="P92"><text:span text:style-name="T36">T</text:span><text:span text:style-name="T3">hese indices </text:span><text:span text:style-name="T6">contain</text:span><text:span text:style-name="T3"> multiple </text:span><text:span text:style-name="T6">types (tables)</text:span><text:span text:style-name="T3">. The types (tables) contain multiple Documents (records/rows) and these documents contain Properties (columns). </text:span></text:p>
        </text:list-item>
      </text:list>
      <text:p text:style-name="P2"><text:bookmark-start text:name="__DdeLink__208_3514257312915"/></text:p>
      <text:h text:style-name="P70" text:outline-level="5"><text:bookmark-start text:name="__RefHeading__331_17760726041715"/>What is a Document with respect to Elasticsearch?<text:bookmark-start text:name="__DdeLink__199_35142573121615"/><text:bookmark-end text:name="__RefHeading__331_17760726041715"/></text:h>
      <text:p text:style-name="P26"><text:bookmark-end text:name="__DdeLink__199_35142573121615"/><text:bookmark-end text:name="__DdeLink__208_3514257312915"/></text:p>
      <text:p text:style-name="P2">A document is a <text:span text:style-name="T5">JSON document</text:span> that is stored in Elasticsearch. It is <text:span text:style-name="T5">equivalent to a row</text:span> in a <text:span text:style-name="T5">relational database table</text:span>. </text:p>
      <text:p text:style-name="P2"><text:bookmark-start text:name="__DdeLink__208_3514257312919"/></text:p>
      <text:h text:style-name="P70" text:outline-level="5"><text:bookmark-start text:name="__RefHeading__331_17760726041719"/><text:soft-page-break/><text:span text:style-name="T18">How to </text:span>start an Elasticsearch server?<text:bookmark-start text:name="__DdeLink__199_35142573121619"/><text:bookmark-end text:name="__RefHeading__331_17760726041719"/></text:h>
      <text:p text:style-name="P26"><text:bookmark-end text:name="__DdeLink__199_35142573121619"/><text:bookmark-end text:name="__DdeLink__208_3514257312919"/></text:p>
      <text:p text:style-name="P31"><text:span text:style-name="T18">$ </text:span>./bin/elasticsearch</text:p>
      <text:p text:style-name="P6"/>
      <text:p text:style-name="P17">This will start Elasticsearch on command prompt in the background. </text:p>
      <text:p text:style-name="P17">Further open browser and enter <text:span text:style-name="T5">http://localhost:9200</text:span> and press enter. This should display the Elasticsearch cluster name and other meta value related to its database.</text:p>
      <text:p text:style-name="P2"/>
      <text:h text:style-name="P71" text:outline-level="5"><text:span text:style-name="T37">What are the ELK default ports</text:span>?<text:bookmark-start text:name="__DdeLink__199_3514257312161101"/></text:h>
      <text:p text:style-name="P49"><text:bookmark-end text:name="__DdeLink__199_3514257312161101"/></text:p>
      <table:table table:name="Table2" table:style-name="Table2">
        <table:table-column table:style-name="Table2.A"/>
        <table:table-column table:style-name="Table2.B"/>
        <table:table-row table:style-name="TableLine93985605786672">
          <table:table-cell table:style-name="Table2.A1" office:value-type="string">
            <text:p text:style-name="P62">What</text:p>
          </table:table-cell>
          <table:table-cell table:style-name="Table2.A1" office:value-type="string">
            <text:p text:style-name="P62">Default port</text:p>
          </table:table-cell>
        </table:table-row>
        <table:table-row table:style-name="TableLine93985605896176">
          <table:table-cell table:style-name="Table2.A1" office:value-type="string">
            <text:p text:style-name="P63">Elasticsearch</text:p>
          </table:table-cell>
          <table:table-cell table:style-name="Table2.A1" office:value-type="string">
            <text:p text:style-name="P63">9200</text:p>
          </table:table-cell>
        </table:table-row>
        <table:table-row table:style-name="TableLine93985605896528">
          <table:table-cell table:style-name="Table2.A1" office:value-type="string">
            <text:p text:style-name="P63"><text:bookmark-start text:name="__DdeLink__1449_656660151"/>L<text:bookmark-end text:name="__DdeLink__1449_656660151"/>ogstash</text:p>
          </table:table-cell>
          <table:table-cell table:style-name="Table2.A1" office:value-type="string">
            <text:p text:style-name="P63">5044</text:p>
          </table:table-cell>
        </table:table-row>
        <table:table-row table:style-name="TableLine93985605896944">
          <table:table-cell table:style-name="Table2.A1" office:value-type="string">
            <text:p text:style-name="P63">Kibana</text:p>
          </table:table-cell>
          <table:table-cell table:style-name="Table2.A1" office:value-type="string">
            <text:p text:style-name="P63">5601</text:p>
          </table:table-cell>
        </table:table-row>
        <table:table-row table:style-name="TableLine93985605897664">
          <table:table-cell table:style-name="Table2.A1" office:value-type="string">
            <text:p text:style-name="P63">Beats</text:p>
          </table:table-cell>
          <table:table-cell table:style-name="Table2.A1" office:value-type="string">
            <text:p text:style-name="P63">No ports, they are clients.</text:p>
          </table:table-cell>
        </table:table-row>
      </table:table>
      <text:p text:style-name="P17"><text:bookmark-start text:name="__DdeLink__208_35142573129110"/></text:p>
      <text:h text:style-name="P70" text:outline-level="5"><text:bookmark-start text:name="__DdeLink__1446_656660151"/><text:bookmark-start text:name="__RefHeading__331_177607260417110"/><text:span text:style-name="T21">D</text:span>efine Mapping in an Elasticsearch?<text:bookmark-start text:name="__DdeLink__199_351425731216110"/><text:bookmark-end text:name="__RefHeading__331_177607260417110"/></text:h>
      <text:p text:style-name="P26"><text:bookmark-end text:name="__DdeLink__199_351425731216110"/><text:bookmark-end text:name="__DdeLink__208_35142573129110"/></text:p>
      <text:p text:style-name="P18">Mapping is the <text:span text:style-name="T5">outline of the documents stored in an index</text:span>. </text:p>
      <text:p text:style-name="P18">The mapping defines how a document is indexed, how its fields are indexed and stored by Lucene. </text:p>
      <text:p text:style-name="P2"><text:bookmark-start text:name="__DdeLink__208_35142573129111"/><text:bookmark-start text:name="__DdeLink__3082_1525866467"/><text:bookmark-end text:name="__DdeLink__1446_656660151"/></text:p>
      <text:h text:style-name="P70" text:outline-level="5"><text:bookmark-start text:name="__RefHeading__331_177607260417111"/><text:span text:style-name="T21">E</text:span>xplain the procedure to add or create an index in Elasticsearch Cluster?<text:bookmark-start text:name="__DdeLink__199_351425731216111"/><text:bookmark-end text:name="__RefHeading__331_177607260417111"/></text:h>
      <text:p text:style-name="P26"><text:bookmark-end text:name="__DdeLink__199_351425731216111"/><text:bookmark-end text:name="__DdeLink__208_35142573129111"/></text:p>
      <text:p text:style-name="P2">To add a new index, create an <text:span text:style-name="T5">index API</text:span> option should be used. The parameters required to create the index is Configuration setting of an index, Fields mapping in the index as well as Index aliases. <text:bookmark-end text:name="__DdeLink__3082_1525866467"/></text:p>
      <text:p text:style-name="P8"><text:bookmark-start text:name="__DdeLink__208_351425731291111"/></text:p>
      <text:h text:style-name="P72" text:outline-level="5"><text:bookmark-start text:name="__RefHeading__331_1776072604171111"/>What is the syntax or code to delete an index in Elasticsearch?<text:bookmark-end text:name="__RefHeading__331_1776072604171111"/><text:bookmark-end text:name="__DdeLink__208_351425731291111"/><text:bookmark text:name="__DdeLink__199_3514257312161111"/></text:h>
      <text:p text:style-name="P37"/>
      <text:p text:style-name="P11">DELETE /&lt;index_name&gt;</text:p>
      <text:p text:style-name="P37"/>
      <text:p text:style-name="P11">_all or * can be used to remove/delete all the indices </text:p>
      <text:p text:style-name="P8"><text:bookmark-start text:name="__DdeLink__208_351425731291112"/></text:p>
      <text:h text:style-name="P72" text:outline-level="5"><text:bookmark-start text:name="__RefHeading__331_1776072604171112"/><text:span text:style-name="T22">How to </text:span>list all indexes of a Cluster in Elasticsearch?<text:bookmark-start text:name="__DdeLink__199_3514257312161112"/><text:bookmark-end text:name="__RefHeading__331_1776072604171112"/></text:h>
      <text:p text:style-name="P36"><text:bookmark-end text:name="__DdeLink__208_351425731291112"/><text:bookmark-end text:name="__DdeLink__199_3514257312161112"/></text:p>
      <text:p text:style-name="P8">GET /_&lt;index_name&gt; </text:p>
      <text:p text:style-name="P8"><text:bookmark-start text:name="__DdeLink__208_351425731291113"/></text:p>
      <text:h text:style-name="P72" text:outline-level="5"><text:bookmark-start text:name="__RefHeading__331_1776072604171113"/><text:span text:style-name="T22">How to </text:span>add a Mapping in an Index?<text:bookmark-start text:name="__DdeLink__199_3514257312161113"/><text:bookmark-end text:name="__RefHeading__331_1776072604171113"/></text:h>
      <text:p text:style-name="P36"><text:bookmark-end text:name="__DdeLink__208_351425731291113"/><text:bookmark-end text:name="__DdeLink__199_3514257312161113"/></text:p>
      <text:p text:style-name="P8">POST /_&lt;index_name&gt;/_type/_id </text:p>
      <text:p text:style-name="P8"><text:bookmark-start text:name="__DdeLink__208_351425731291114"/></text:p>
      <text:h text:style-name="P72" text:outline-level="5"><text:bookmark-start text:name="__RefHeading__331_1776072604171114"/>What is the syntax or code to retrieve a document by ID in Elasticsearch?<text:bookmark-start text:name="__DdeLink__199_3514257312161114"/><text:bookmark-end text:name="__RefHeading__331_1776072604171114"/></text:h>
      <text:p text:style-name="P36"><text:bookmark-end text:name="__DdeLink__208_351425731291114"/><text:bookmark-end text:name="__DdeLink__199_3514257312161114"/></text:p>
      <text:p text:style-name="P8">GET &lt;index_name&gt;/_doc/&lt;_id&gt; </text:p>
      <text:p text:style-name="P8"><text:bookmark-start text:name="__DdeLink__208_351425731291115"/><text:soft-page-break/></text:p>
      <text:h text:style-name="P72" text:outline-level="5"><text:bookmark-start text:name="__RefHeading__331_1776072604171115"/>Please explain relevancy and scoring in Elasticsearch?<text:bookmark-start text:name="__DdeLink__199_3514257312161115"/><text:bookmark-end text:name="__RefHeading__331_1776072604171115"/></text:h>
      <text:p text:style-name="P36"><text:bookmark-end text:name="__DdeLink__208_351425731291115"/><text:bookmark-end text:name="__DdeLink__199_3514257312161115"/></text:p>
      <text:p text:style-name="P38"><text:span text:style-name="T38">Scoring </text:span><text:span text:style-name="T3">helps to search a particular record i.e. </text:span><text:span text:style-name="T6">document</text:span><text:span text:style-name="T3"> which </text:span><text:span text:style-name="T6">is indexed based on</text:span><text:span text:style-name="T3"> the </text:span><text:span text:style-name="T6">frequency</text:span><text:span text:style-name="T3"> </text:span><text:span text:style-name="T6">of the term</text:span><text:span text:style-name="T3"> in search </text:span><text:span text:style-name="T6">appearing in the document</text:span><text:span text:style-name="T3">, how often its appearance across an index and query which is designed using various parameters.</text:span></text:p>
      <text:p text:style-name="P38"/>
      <text:p text:style-name="P38"><text:span text:style-name="T22">e.g. “apple phone” returns different result as “apple fruit”</text:span><text:span text:style-name="T3"> </text:span></text:p>
      <text:p text:style-name="P8"><text:bookmark-start text:name="__DdeLink__208_351425731291116"/></text:p>
      <text:h text:style-name="P72" text:outline-level="5"><text:bookmark-start text:name="__RefHeading__331_1776072604171116"/>What are the various possible ways in which we can perform a search in Elasticsearch?<text:bookmark-start text:name="__DdeLink__199_3514257312161116"/><text:bookmark-end text:name="__RefHeading__331_1776072604171116"/></text:h>
      <text:p text:style-name="P36"><text:bookmark-end text:name="__DdeLink__208_351425731291116"/><text:bookmark-end text:name="__DdeLink__199_3514257312161116"/></text:p>
      <text:list xml:id="list2956139878" text:style-name="L8">
        <text:list-item>
          <text:p text:style-name="P85">Applying <text:span text:style-name="T5">search API</text:span> across multiple types and multiple indexes: Search API, we can search an entity across multiple types and indices.</text:p>
        </text:list-item>
        <text:list-item>
          <text:p text:style-name="P85">Search request using a Uniform Resource Identifier: We can search requests using parameters along with URI i.e. Uniform Resource Identifier.</text:p>
        </text:list-item>
        <text:list-item>
          <text:p text:style-name="P85">Search using <text:span text:style-name="T5">Query DSL </text:span>i.e. (Domain Specific Language) within the body: DSL i.e. Domain Specific Language is utilized for JSON request body. </text:p>
        </text:list-item>
      </text:list>
      <text:p text:style-name="P8"><text:bookmark-start text:name="__DdeLink__208_351425731291117"/></text:p>
      <text:h text:style-name="P72" text:outline-level="5"><text:bookmark-start text:name="__RefHeading__331_1776072604171117"/>What are the various types of queries that Elasticsearch supports?<text:bookmark-start text:name="__DdeLink__199_3514257312161117"/><text:bookmark-end text:name="__RefHeading__331_1776072604171117"/></text:h>
      <text:p text:style-name="P36"><text:bookmark-end text:name="__DdeLink__208_351425731291117"/><text:bookmark-end text:name="__DdeLink__199_3514257312161117"/></text:p>
      <text:p text:style-name="P9">Queries are mainly divided into two types:</text:p>
      <text:p text:style-name="P39"/>
      <text:p text:style-name="P50"><text:span text:style-name="T6">Text Queries</text:span><text:span text:style-name="T3"> </text:span></text:p>
      <text:p text:style-name="P86">such as basic match, match phrase, multi-match, match phrase prefix, common terms, query-string, simple query string.</text:p>
      <text:p text:style-name="P39"/>
      <text:p text:style-name="P50"><text:span text:style-name="T6">Term Queries</text:span><text:span text:style-name="T3"> </text:span></text:p>
      <text:p text:style-name="P86">such as term exists, type, term set, range, prefix, ids, wildcard, regexp and, fuzzy. </text:p>
      <text:p text:style-name="P8"><text:bookmark-start text:name="__DdeLink__208_351425731291118"/></text:p>
      <text:h text:style-name="P72" text:outline-level="5"><text:bookmark-start text:name="__RefHeading__331_1776072604171118"/>Please explain the working of aggregation in Elasticsearch?<text:bookmark-start text:name="__DdeLink__199_3514257312161118"/><text:bookmark-end text:name="__RefHeading__331_1776072604171118"/></text:h>
      <text:p text:style-name="P36"><text:bookmark-end text:name="__DdeLink__208_351425731291118"/><text:bookmark-end text:name="__DdeLink__199_3514257312161118"/></text:p>
      <text:p text:style-name="P8">Aggregations help in the collection of data from the query used in the search. Different types of aggregations are <text:span text:style-name="T5">Metrics, Average, Minimum, Maximum, Sum</text:span> and <text:span text:style-name="T5">stats</text:span>, based on different purposes. </text:p>
      <text:p text:style-name="P8"><text:bookmark-start text:name="__DdeLink__208_351425731291119"/></text:p>
      <text:h text:style-name="P72" text:outline-level="5"><text:bookmark-start text:name="__RefHeading__331_1776072604171119"/>Can you tell me data storage functionality in Elasticsearch?<text:bookmark-start text:name="__DdeLink__199_3514257312161119"/><text:bookmark-end text:name="__RefHeading__331_1776072604171119"/></text:h>
      <text:p text:style-name="P36"><text:bookmark-end text:name="__DdeLink__208_351425731291119"/><text:bookmark-end text:name="__DdeLink__199_3514257312161119"/></text:p>
      <text:p text:style-name="P19">Elasticsearch is a search engine used as storage.</text:p>
      <text:p text:style-name="P47"><text:span text:style-name="T39">D</text:span>ata structures indexed and serialized as a JSON document. </text:p>
      <text:p text:style-name="P8"/>
      <text:p text:style-name="P57"><text:bookmark-start text:name="__DdeLink__208_3514257312911110"/><text:bookmark-start text:name="__DdeLink__3132_1525866467"/></text:p>
      <text:h text:style-name="P72" text:outline-level="5"><text:bookmark-start text:name="__RefHeading__331_17760726041711110"/>What is an Elasticsearch Analyzer?<text:bookmark-start text:name="__DdeLink__199_35142573121611110"/><text:bookmark-end text:name="__RefHeading__331_17760726041711110"/></text:h>
      <text:p text:style-name="P36"><text:bookmark-end text:name="__DdeLink__208_3514257312911110"/><text:bookmark-end text:name="__DdeLink__199_35142573121611110"/></text:p>
      <text:p text:style-name="P36"><text:span text:style-name="T3">Analyzers are </text:span><text:span text:style-name="T6">used for Text analysis</text:span><text:span text:style-name="T3">, it can be either built-in analyzer or custom analyzer. The analyzer consists of zero or more </text:span><text:span text:style-name="T6">Character filters</text:span><text:span text:style-name="T3">, at least one </text:span><text:span text:style-name="T6">Tokenizer</text:span><text:span text:style-name="T3"> and zero or more </text:span><text:span text:style-name="T6">Token filters.</text:span><text:span text:style-name="T3"> </text:span></text:p>
      <text:p text:style-name="P8"><text:bookmark-start text:name="__DdeLink__208_35142573129111101"/></text:p>
      <text:h text:style-name="P73" text:outline-level="5"><text:bookmark-start text:name="__RefHeading__331_177607260417111101"/><text:span text:style-name="T23">L</text:span>ist various types of analyzers in Elasticsearch?<text:bookmark-start text:name="__DdeLink__199_351425731216111101"/><text:bookmark-end text:name="__RefHeading__331_177607260417111101"/></text:h>
      <text:p text:style-name="P39"><text:bookmark-end text:name="__DdeLink__208_35142573129111101"/><text:bookmark-end text:name="__DdeLink__199_351425731216111101"/></text:p>
      <text:p text:style-name="P9">Standard Analyzer</text:p>
      <text:p text:style-name="P9">Simple Analyzer</text:p>
      <text:p text:style-name="P9">Whitespace Analyzer</text:p>
      <text:p text:style-name="P9">Stop Analyzer</text:p>
      <text:p text:style-name="P9">Keyword Analyzer</text:p>
      <text:p text:style-name="P9">Pattern Analyzer</text:p>
      <text:p text:style-name="P9">Language Analyzer</text:p>
      <text:p text:style-name="P9">Fingerprint Analyzer</text:p>
      <text:p text:style-name="P9"><text:bookmark-start text:name="__DdeLink__208_35142573129111102"/></text:p>
      <text:h text:style-name="P73" text:outline-level="5"><text:bookmark-start text:name="__RefHeading__331_177607260417111102"/>Explain Tokenizer in ElasticSearch?<text:bookmark-start text:name="__DdeLink__199_351425731216111102"/><text:bookmark-end text:name="__RefHeading__331_177607260417111102"/></text:h>
      <text:p text:style-name="P39"><text:bookmark-end text:name="__DdeLink__208_35142573129111102"/><text:bookmark-end text:name="__DdeLink__199_351425731216111102"/></text:p>
      <text:p text:style-name="P39"><text:span text:style-name="T3">Tokenizers </text:span><text:span text:style-name="T6">accept</text:span><text:span text:style-name="T8">s</text:span><text:span text:style-name="T6"> a stream of string, break</text:span><text:span text:style-name="T13">s</text:span><text:span text:style-name="T6"> </text:span><text:span text:style-name="T31">it</text:span><text:span text:style-name="T6"> </text:span><text:span text:style-name="T28">into</text:span><text:span text:style-name="T6"> individual tokens </text:span><text:span text:style-name="T3">and display output as collection/array of these tokens. Tokenizers are mainly grouped into word-oriented, partial word, and structured text tokenizers. </text:span></text:p>
      <text:p text:style-name="P9"><text:bookmark-start text:name="__DdeLink__208_35142573129111103"/></text:p>
      <text:h text:style-name="P73" text:outline-level="5"><text:bookmark-start text:name="__RefHeading__331_177607260417111103"/>What Are The Main Operations You Can Perform On A Document?<text:bookmark-start text:name="__DdeLink__199_351425731216111103"/><text:bookmark-end text:name="__RefHeading__331_177607260417111103"/></text:h>
      <text:p text:style-name="P39"><text:bookmark-end text:name="__DdeLink__208_35142573129111103"/><text:bookmark-end text:name="__DdeLink__199_351425731216111103"/></text:p>
      <text:p text:style-name="P12">Indexing a document</text:p>
      <text:p text:style-name="P12">Fetching documents</text:p>
      <text:p text:style-name="P12">Updating documents</text:p>
      <text:p text:style-name="P12">Deleting documents </text:p>
      <text:p text:style-name="P9"><text:bookmark-start text:name="__DdeLink__208_35142573129111104"/></text:p>
      <text:h text:style-name="P73" text:outline-level="5"><text:bookmark-start text:name="__RefHeading__331_177607260417111104"/>What is Apache Lucene?<text:bookmark-start text:name="__DdeLink__199_351425731216111104"/><text:bookmark-end text:name="__RefHeading__331_177607260417111104"/></text:h>
      <text:p text:style-name="P39"><text:bookmark-end text:name="__DdeLink__208_35142573129111104"/><text:bookmark-end text:name="__DdeLink__199_351425731216111104"/></text:p>
      <text:p text:style-name="P20">Apache Lucene is an <text:span text:style-name="T5">open-source information retrieval software library</text:span>. </text:p>
      <text:p text:style-name="P20">It is originally written in Java language. <text:s/></text:p>
      <text:p text:style-name="P9"><text:bookmark-start text:name="__DdeLink__208_35142573129111105"/></text:p>
      <text:h text:style-name="P73" text:outline-level="5"><text:bookmark-start text:name="__RefHeading__331_177607260417111105"/>What is <text:bookmark-start text:name="__DdeLink__1486_656660151"/>dynamic mapping in Elasticsearch<text:bookmark-end text:name="__DdeLink__1486_656660151"/>?<text:bookmark-start text:name="__DdeLink__199_351425731216111105"/><text:bookmark-end text:name="__RefHeading__331_177607260417111105"/></text:h>
      <text:p text:style-name="P39"><text:bookmark-end text:name="__DdeLink__208_35142573129111105"/><text:bookmark-end text:name="__DdeLink__199_351425731216111105"/></text:p>
      <text:list xml:id="list1825363467" text:style-name="L9">
        <text:list-item>
          <text:p text:style-name="P93"><text:span text:style-name="T3">By default, when a previously unseen field is found in a document, Elasticsearch will </text:span><text:span text:style-name="T40">a</text:span><text:span text:style-name="T14">utomatically </text:span><text:span text:style-name="T6">add the new field to the type mapping</text:span><text:span text:style-name="T3">. </text:span></text:p>
        </text:list-item>
        <text:list-item>
          <text:p text:style-name="P93"><text:span text:style-name="T14">S</text:span><text:span text:style-name="T5">imple rules</text:span> are used to determine <text:span text:style-name="T5">which data type</text:span> the field should have. </text:p>
        </text:list-item>
        <text:list-item>
          <text:p text:style-name="P93">Th<text:span text:style-name="T40">e dynamic mapping can be disabled</text:span>.</text:p>
        </text:list-item>
      </text:list>
      <text:p text:style-name="P21"/>
      <text:h text:style-name="P77" text:outline-level="5"><text:bookmark-start text:name="__RefHeading__331_177607260417111106"/><text:bookmark-start text:name="__DdeLink__208_35142573129111106"/>What is the query language of Elasticsearch?<text:bookmark-start text:name="__DdeLink__199_351425731216111106"/><text:bookmark-end text:name="__RefHeading__331_177607260417111106"/></text:h>
      <text:p text:style-name="P39"><text:bookmark-end text:name="__DdeLink__208_35142573129111106"/><text:bookmark-end text:name="__DdeLink__199_351425731216111106"/></text:p>
      <text:p text:style-name="P12"><text:span text:style-name="T5">Apache Lucene query language</text:span>, which is also known as <text:span text:style-name="T5">Query DSL</text:span>, is used by Elasticsearch. </text:p>
      <text:p text:style-name="P40"/>
      <text:p text:style-name="P45">Note:</text:p>
      <text:p text:style-name="P40"><text:span text:style-name="T24">Kibana can use LQL but also has KQL which is slightly different.</text:span><text:span text:style-name="T3"> </text:span></text:p>
      <text:p text:style-name="P9"><text:bookmark-start text:name="__DdeLink__208_35142573129111107"/></text:p>
      <text:h text:style-name="P73" text:outline-level="5"><text:bookmark-start text:name="__RefHeading__331_177607260417111107"/>What is Ingest node?<text:bookmark-start text:name="__DdeLink__199_351425731216111107"/><text:bookmark-end text:name="__RefHeading__331_177607260417111107"/></text:h>
      <text:p text:style-name="P39"><text:bookmark-end text:name="__DdeLink__208_35142573129111107"/><text:bookmark-end text:name="__DdeLink__199_351425731216111107"/></text:p>
      <text:p text:style-name="P39"><text:span text:style-name="T3">Ingest node is </text:span><text:span text:style-name="T28">use</text:span><text:span text:style-name="T32">d</text:span><text:span text:style-name="T6"> for pre-process</text:span><text:span text:style-name="T15">ing</text:span><text:span text:style-name="T6"> documents before </text:span><text:span text:style-name="T28">the actual document </text:span><text:span text:style-name="T6">indexing </text:span><text:span text:style-name="T28">happens</text:span><text:span text:style-name="T3">. It helps you to intercepts bulk and index requests. It also applies transformations, and then it passes the documents back to the bulk API and index. <text:s/></text:span></text:p>
      <text:p text:style-name="P9"><text:bookmark-start text:name="__DdeLink__208_35142573129111108"/></text:p>
      <text:h text:style-name="P73" text:outline-level="5"><text:bookmark-start text:name="__RefHeading__331_177607260417111108"/>Differentiate between Master node and Master eligible node in Elasticsearch?<text:bookmark-start text:name="__DdeLink__199_351425731216111108"/><text:bookmark-end text:name="__RefHeading__331_177607260417111108"/></text:h>
      <text:p text:style-name="P39"><text:bookmark-end text:name="__DdeLink__208_35142573129111108"/><text:bookmark-end text:name="__DdeLink__199_351425731216111108"/></text:p>
      <text:p text:style-name="P42"><text:span text:style-name="T6">Master node</text:span><text:span text:style-name="T3"> functionality revolves around actions across the cluster such as the c</text:span><text:span text:style-name="T6">reation of index/indices, deletion of index/indices, monitor or keeps an account of those nodes that form a cluster.</text:span><text:span text:style-name="T3"> These nodes also decide shards allocation to specific nodes resulting in stable Elasticsearch cluster health.</text:span></text:p>
      <text:p text:style-name="P42"/>
      <text:p text:style-name="P42"><text:span text:style-name="T3">Whereas, </text:span><text:span text:style-name="T6">Master – eligible</text:span><text:span text:style-name="T3"> nodes are those nodes that </text:span><text:span text:style-name="T6">get elected to become Master Node</text:span><text:span text:style-name="T3">. </text:span></text:p>
      <text:p text:style-name="P41"><text:bookmark-start text:name="__DdeLink__208_35142573129111109"/></text:p>
      <text:h text:style-name="P74" text:outline-level="5"><text:bookmark-start text:name="__RefHeading__331_177607260417111109"/><text:bookmark-start text:name="__DdeLink__3225_1525866467"/>What is NRT in Elasticsearch<text:bookmark-end text:name="__DdeLink__3225_1525866467"/>?<text:bookmark-start text:name="__DdeLink__199_351425731216111109"/><text:bookmark-end text:name="__RefHeading__331_177607260417111109"/></text:h>
      <text:p text:style-name="P39"><text:bookmark-end text:name="__DdeLink__208_35142573129111109"/><text:bookmark-end text:name="__DdeLink__199_351425731216111109"/></text:p>
      <text:p text:style-name="P51"><text:span text:style-name="T41">NRT = </text:span><text:span text:style-name="T6">Near Real-Time search</text:span></text:p>
      <text:p text:style-name="P51"><text:span text:style-name="T9">L</text:span><text:span text:style-name="T6">atency</text:span><text:span text:style-name="T3"> (delay) is just </text:span><text:span text:style-name="T6">one second</text:span><text:span text:style-name="T3"> </text:span><text:span text:style-name="T6">from the time you index</text:span><text:span text:style-name="T3"> the document and the time </text:span><text:span text:style-name="T6">it becomes searchable</text:span><text:span text:style-name="T3">. </text:span></text:p>
      <text:p text:style-name="P9"><text:bookmark-start text:name="__DdeLink__208_351425731291111010"/></text:p>
      <text:h text:style-name="P73" text:outline-level="5"><text:bookmark-start text:name="__RefHeading__331_1776072604171111010"/>Where do you configure settings for X-Pack?<text:bookmark-start text:name="__DdeLink__199_3514257312161111010"/><text:bookmark-end text:name="__RefHeading__331_1776072604171111010"/></text:h>
      <text:p text:style-name="P39"><text:bookmark-end text:name="__DdeLink__208_351425731291111010"/><text:bookmark-end text:name="__DdeLink__199_3514257312161111010"/></text:p>
      <text:p text:style-name="P9">You can configure settings for X-Pack. It has features in the elasticsearch, logstash, and kibana.yml (ELK stack ) configuration files. </text:p>
      <text:p text:style-name="P9"><text:bookmark-start text:name="__DdeLink__208_351425731291111011"/></text:p>
      <text:h text:style-name="P73" text:outline-level="5"><text:bookmark-start text:name="__RefHeading__331_1776072604171111011"/>What are configuration management tools that are supported by Elasticsearch?<text:bookmark-start text:name="__DdeLink__199_3514257312161111011"/><text:bookmark-end text:name="__RefHeading__331_1776072604171111011"/></text:h>
      <text:p text:style-name="P39"><text:bookmark-end text:name="__DdeLink__208_351425731291111011"/><text:bookmark-end text:name="__DdeLink__199_3514257312161111011"/></text:p>
      <text:p text:style-name="P9">Ansible, Chef, Puppet and Salt Stack are configuration tools supported by Elasticsearch used by the DevOps team. </text:p>
      <text:p text:style-name="P9"/>
      <text:h text:style-name="P76" text:outline-level="5"><text:bookmark-start text:name="__RefHeading__331_1776072604171111012"/><text:bookmark-start text:name="__DdeLink__208_351425731291111012"/><text:span text:style-name="T34">Where and how </text:span><text:span text:style-name="T35">is </text:span><text:span text:style-name="T34">Kibana useful in Elasticsearch?</text:span><text:bookmark-start text:name="__DdeLink__199_3514257312161111012"/><text:bookmark-end text:name="__RefHeading__331_1776072604171111012"/></text:h>
      <text:p text:style-name="P39"><text:bookmark-end text:name="__DdeLink__208_351425731291111012"/><text:bookmark-end text:name="__DdeLink__199_3514257312161111012"/></text:p>
      <text:p text:style-name="P39"><text:span text:style-name="T3">Kibana comes as a part of the ELK Stack – </text:span><text:span text:style-name="T6">log analysis</text:span><text:span text:style-name="T3"> solution. It is an open-source visualizations tool that analyzes ever-increasing logs in various </text:span><text:span text:style-name="T6">graph formats such as line, pie-bar, coordinate maps</text:span><text:span text:style-name="T3">, etc. </text:span></text:p>
      <text:p text:style-name="P9"><text:bookmark-start text:name="__DdeLink__208_351425731291111013"/></text:p>
      <text:h text:style-name="P73" text:outline-level="5"><text:bookmark-start text:name="__RefHeading__331_1776072604171111013"/><text:soft-page-break/>How <text:span text:style-name="T25">ca</text:span><text:span text:style-name="T42">n</text:span><text:span text:style-name="T25"> </text:span>Logstash be used with Elasticsearch?<text:bookmark-start text:name="__DdeLink__199_3514257312161111013"/><text:bookmark-end text:name="__RefHeading__331_1776072604171111013"/></text:h>
      <text:p text:style-name="P39"><text:bookmark-end text:name="__DdeLink__208_351425731291111013"/><text:bookmark-end text:name="__DdeLink__199_3514257312161111013"/></text:p>
      <text:p text:style-name="P52"><text:span text:style-name="T3">Log stash is an </text:span><text:span text:style-name="T6">open-source server-side </text:span><text:span text:style-name="T16">ETL </text:span><text:span text:style-name="T6">engine</text:span><text:span text:style-name="T3"> that comes along with ELK Stack that collects, and processes data from a large variety of sources. </text:span></text:p>
      <text:p text:style-name="P43"><text:bookmark-start text:name="__DdeLink__1542_656660151"/>You can pre-process the data before storing it in Elasticsearch.</text:p>
      <text:p text:style-name="P9"><text:bookmark-end text:name="__DdeLink__1542_656660151"/></text:p>
      <text:h text:style-name="P75" text:outline-level="5"><text:span text:style-name="T43">What are the pipeline files in Logstash</text:span>?<text:bookmark-start text:name="__DdeLink__208_351425731291111014"/></text:h>
      <text:p text:style-name="P44"/>
      <text:p text:style-name="P54">input.conf<text:tab/><text:tab/># Logstash listener port</text:p>
      <text:p text:style-name="P54">filter.conf<text:tab/><text:tab/># Process the log data</text:p>
      <text:p text:style-name="P54">output.conf<text:tab/><text:tab/># Elsaticsearch URL</text:p>
      <text:p text:style-name="P44"/>
      <text:p text:style-name="P54">We used GROK and regex to split the log message into fields.</text:p>
      <text:p text:style-name="P44"/>
      <text:h text:style-name="P75" text:outline-level="5"><text:bookmark-start text:name="__DdeLink__1540_656660151"/><text:bookmark-start text:name="__RefHeading__331_1776072604171111014"/>How Beats can be used with Elasticsearch?<text:bookmark-start text:name="__DdeLink__199_3514257312161111014"/><text:bookmark-end text:name="__DdeLink__1540_656660151"/><text:bookmark-end text:name="__RefHeading__331_1776072604171111014"/></text:h>
      <text:p text:style-name="P39"><text:bookmark-end text:name="__DdeLink__208_351425731291111014"/><text:bookmark-end text:name="__DdeLink__199_3514257312161111014"/></text:p>
      <text:p text:style-name="P39"><text:span text:style-name="T3">Beats is an </text:span><text:span text:style-name="T6">open-source tool that transports the data straight to the Elasticsearch or through Logstash</text:span><text:span text:style-name="T3">, where data can be processed or filtered before being viewed using Kibana. The type of data that gets transported is audit data, log files, cloud data, network traffic, and window event logs. </text:span><text:bookmark text:name="__DdeLink__208_351425731291111015"/></text:p>
      <text:p text:style-name="P53"><text:bookmark-start text:name="__DdeLink__208_35142573129112"/><text:bookmark-end text:name="__DdeLink__3132_1525866467"/></text:p>
      <text:h text:style-name="P70" text:outline-level="5"><text:bookmark-start text:name="__RefHeading__331_177607260417112"/>What are the important features of Elasticsearch?<text:bookmark-start text:name="__DdeLink__199_351425731216112"/><text:bookmark-end text:name="__RefHeading__331_177607260417112"/></text:h>
      <text:p text:style-name="P26"><text:bookmark-end text:name="__DdeLink__199_351425731216112"/><text:bookmark-end text:name="__DdeLink__208_35142573129112"/></text:p>
      <text:list xml:id="list921998886" text:style-name="L10">
        <text:list-item>
          <text:p text:style-name="P87">An <text:span text:style-name="T5">open-source</text:span> search server written using Java.</text:p>
        </text:list-item>
        <text:list-item>
          <text:p text:style-name="P87">Used to<text:span text:style-name="T5"> index any kind</text:span> of heterogeneous <text:span text:style-name="T5">data</text:span></text:p>
        </text:list-item>
        <text:list-item>
          <text:p text:style-name="P87">Has <text:span text:style-name="T5">REST API</text:span> web-interface with <text:span text:style-name="T5">JSON output</text:span></text:p>
        </text:list-item>
        <text:list-item>
          <text:p text:style-name="P81">Full-Text Search</text:p>
        </text:list-item>
        <text:list-item>
          <text:p text:style-name="P87"><text:span text:style-name="T5">Near Real-Time</text:span> (NRT) <text:span text:style-name="T5">search</text:span></text:p>
        </text:list-item>
        <text:list-item>
          <text:p text:style-name="P87"><text:span text:style-name="T5">Sharded</text:span>, replicated searchable, JSON document store.</text:p>
        </text:list-item>
        <text:list-item>
          <text:p text:style-name="P87">Schema-free, REST &amp; JSON based distributed document store</text:p>
        </text:list-item>
        <text:list-item>
          <text:p text:style-name="P87">Multi-language &amp; Geolocation support </text:p>
        </text:list-item>
      </text:list>
      <text:p text:style-name="P2"><text:bookmark-start text:name="__DdeLink__208_35142573129113"/></text:p>
      <text:h text:style-name="P70" text:outline-level="5"><text:bookmark-start text:name="__RefHeading__331_177607260417113"/>What is the ELK stack?<text:bookmark-start text:name="__DdeLink__199_351425731216113"/><text:bookmark-end text:name="__RefHeading__331_177607260417113"/></text:h>
      <text:p text:style-name="P26"><text:bookmark-end text:name="__DdeLink__199_351425731216113"/><text:bookmark-end text:name="__DdeLink__208_35142573129113"/></text:p>
      <text:p text:style-name="P13">The ELK Stack is a collection of three open-source products — Elasticsearch, Logstash, and Kibana. They are all developed, managed, and maintained by the company Elastic.</text:p>
      <text:p text:style-name="P33"/>
      <text:p text:style-name="P33"><text:span text:style-name="T6">ElasticSearch</text:span><text:span text:style-name="T3">: It is used for storing logs.</text:span></text:p>
      <text:p text:style-name="P33"><text:span text:style-name="T6">LogStash</text:span><text:span text:style-name="T3">: It is used for both shipping as well as the processing logs.</text:span></text:p>
      <text:p text:style-name="P33"><text:span text:style-name="T6">Kibana</text:span><text:span text:style-name="T3">: It is a visualization tool (a web interface) that is hosted through Nginx or Apache. </text:span></text:p>
      <text:p text:style-name="P2"/>
      <text:p text:style-name="P56"><text:bookmark-start text:name="__DdeLink__208_35142573129114"/></text:p>
      <text:h text:style-name="P70" text:outline-level="5"><text:bookmark-start text:name="__RefHeading__331_177607260417114"/>Explain ELK stack architecture?<text:bookmark-start text:name="__DdeLink__199_351425731216114"/><text:bookmark-end text:name="__RefHeading__331_177607260417114"/></text:h>
      <text:p text:style-name="P26"><text:bookmark-end text:name="__DdeLink__199_351425731216114"/><text:bookmark-end text:name="__DdeLink__208_35142573129114"/></text:p>
      <text:p text:style-name="P14">ELK Stack is designed to allow users to take to data from any source, in any format, and to search, analyze, and visualize that data in real-time.</text:p>
      <text:p text:style-name="P34"/>
      <text:p text:style-name="P35">Log <text:s text:c="6"/>→ Data Processing → Storage <text:s text:c="9"/>→ Visualize</text:p>
      <text:p text:style-name="P35">Log file → Logstash <text:s text:c="11"/>→ ElasticSearch → Kibana</text:p>
      <text:p text:style-name="P34"/>
      <text:p text:style-name="P34"><text:span text:style-name="T20">1. </text:span><text:span text:style-name="T3">Logs: Server logs that need to be analyzed are identified</text:span></text:p>
      <text:p text:style-name="P34"><text:s text:c="27"/><text:span text:style-name="T20">v</text:span></text:p>
      <text:p text:style-name="P34"><text:span text:style-name="T20">2. </text:span><text:span text:style-name="T3">Logstash: Collect logs and events data. It even parses and transforms data.</text:span></text:p>
      <text:p text:style-name="P34"><text:bookmark-start text:name="__DdeLink__3072_1525866467"/><text:s text:c="27"/><text:span text:style-name="T20">v</text:span></text:p>
      <text:p text:style-name="P34"><text:bookmark-end text:name="__DdeLink__3072_1525866467"/><text:span text:style-name="T20">3. </text:span><text:span text:style-name="T3">ElasticSearch: The transformed data from Logstash is Store, Search, and indexed.</text:span></text:p>
      <text:p text:style-name="P34"><text:s text:c="27"/><text:span text:style-name="T20">v</text:span></text:p>
      <text:p text:style-name="P34"><text:span text:style-name="T20">4. </text:span><text:span text:style-name="T3">Kibana: Kibana uses Elasticsearch DB to Explore, Visualize, and Share </text:span></text:p>
      <text:p text:style-name="P2"><text:bookmark-start text:name="__DdeLink__208_35142573129115"/></text:p>
      <text:h text:style-name="P70" text:outline-level="5"><text:bookmark-start text:name="__RefHeading__331_177607260417115"/>What are the reason for using ELK stack?<text:bookmark-start text:name="__DdeLink__199_351425731216115"/><text:bookmark-end text:name="__RefHeading__331_177607260417115"/></text:h>
      <text:p text:style-name="P26"><text:bookmark-end text:name="__DdeLink__199_351425731216115"/><text:bookmark-end text:name="__DdeLink__208_35142573129115"/></text:p>
      <text:list xml:id="list4012559550" text:style-name="L11">
        <text:list-item>
          <text:p text:style-name="P88">ELK works best when logs from various Apps of an enterprise converge into a single ELK instance</text:p>
        </text:list-item>
        <text:list-item>
          <text:p text:style-name="P88">It provides amazing insights for this single instance and also eliminates the need to log into a hundred different log data sources.</text:p>
        </text:list-item>
        <text:list-item>
          <text:p text:style-name="P88">Rapid on-premise installation</text:p>
        </text:list-item>
        <text:list-item>
          <text:p text:style-name="P88">Easy to deploy Scales vertically and horizontally</text:p>
        </text:list-item>
        <text:list-item>
          <text:p text:style-name="P88">Elastic offers a host of language clients, which includes Ruby. Python. PHP, Perl, .NET, Java, and JavaScript, and more</text:p>
        </text:list-item>
        <text:list-item>
          <text:p text:style-name="P88">Availability of libraries for different programming and scripting language </text:p>
        </text:list-item>
      </text:list>
      <text:p text:style-name="P2"><text:bookmark-start text:name="__DdeLink__208_35142573129116"/></text:p>
      <text:h text:style-name="P70" text:outline-level="5"><text:bookmark-start text:name="__RefHeading__331_177607260417116"/>yyy?<text:bookmark-start text:name="__DdeLink__199_351425731216116"/><text:bookmark-end text:name="__RefHeading__331_177607260417116"/></text:h>
      <text:p text:style-name="P26"><text:bookmark-end text:name="__DdeLink__199_351425731216116"/><text:bookmark-end text:name="__DdeLink__208_35142573129116"/></text:p>
      <text:p text:style-name="P26"><text:span text:style-name="T4">xxx</text:span><text:span text:style-name="T3"> </text:span></text:p>
      <text:p text:style-name="P2"><text:bookmark-start text:name="__DdeLink__208_35142573129156"/></text:p>
      <text:h text:style-name="P70" text:outline-level="5"><text:bookmark-start text:name="__RefHeading__331_177607260417156"/>yyy?<text:bookmark-start text:name="__DdeLink__199_351425731216156"/><text:bookmark-end text:name="__RefHeading__331_177607260417156"/></text:h>
      <text:p text:style-name="P26"><text:bookmark-end text:name="__DdeLink__199_351425731216156"/><text:bookmark-end text:name="__DdeLink__208_35142573129156"/></text:p>
      <text:p text:style-name="P26"><text:span text:style-name="T4">xxx</text:span><text:span text:style-name="T3"> </text:span></text:p>
      <text:p text:style-name="P2"/>
      <text:p text:style-name="P2"><text:bookmark-start text:name="__DdeLink__208_35142573129157"/></text:p>
      <text:h text:style-name="P70" text:outline-level="5"><text:bookmark-start text:name="__RefHeading__331_177607260417157"/>yyy?<text:bookmark-start text:name="__DdeLink__199_351425731216157"/><text:bookmark-end text:name="__RefHeading__331_177607260417157"/></text:h>
      <text:p text:style-name="P26"><text:bookmark-end text:name="__DdeLink__199_351425731216157"/><text:bookmark-end text:name="__DdeLink__208_35142573129157"/></text:p>
      <text:p text:style-name="P26"><text:span text:style-name="T4">xxx</text:span><text:span text:style-name="T3"> </text:span></text:p>
      <text:p text:style-name="P23"><text:bookmark-end text:name="__DdeLink__1305_2271235780"/><text:bookmark text:name="__DdeLink__208_351425731292"/></text:p>
      <text:p text:style-name="P5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8"><text:a xlink:type="simple" xlink:href="#__RefHeading__327_1776072604" text:style-name="Index_20_Link" text:visited-style-name="Index_20_Link">1. What is Elasticsearch?<text:tab/>1</text:a></text:p>
          <text:p text:style-name="P58"><text:a xlink:type="simple" xlink:href="#__RefHeading__331_17760726041717" text:style-name="Index_20_Link" text:visited-style-name="Index_20_Link">2. Can you state the stable Elasticsearch version currently available for download?<text:tab/>1</text:a></text:p>
          <text:p text:style-name="P58"><text:a xlink:type="simple" xlink:href="#__RefHeading___Toc3238_1525866467" text:style-name="Index_20_Link" text:visited-style-name="Index_20_Link">3. To install Elasticsearch, what software is required as a prerequisite?<text:tab/>1</text:a></text:p>
          <text:p text:style-name="P58"><text:a xlink:type="simple" xlink:href="#__RefHeading__331_177607260417" text:style-name="Index_20_Link" text:visited-style-name="Index_20_Link">4. What are the important features of Elasticsearch?<text:tab/>1</text:a></text:p>
          <text:p text:style-name="P58"><text:a xlink:type="simple" xlink:href="#__RefHeading__331_1776072604171" text:style-name="Index_20_Link" text:visited-style-name="Index_20_Link">5. What is a Elasticsearch Cluster?<text:tab/>1</text:a></text:p>
          <text:p text:style-name="P58"><text:a xlink:type="simple" xlink:href="#__RefHeading___Toc3240_1525866467" text:style-name="Index_20_Link" text:visited-style-name="Index_20_Link">6. What is a Node in Elasticsearch?<text:tab/>2</text:a></text:p>
          <text:p text:style-name="P58"><text:a xlink:type="simple" xlink:href="#__RefHeading__331_17760726041711" text:style-name="Index_20_Link" text:visited-style-name="Index_20_Link">7. What is a Type in an Elastic search?<text:tab/>2</text:a></text:p>
          <text:p text:style-name="P58"><text:a xlink:type="simple" xlink:href="#__RefHeading__331_17760726041712" text:style-name="Index_20_Link" text:visited-style-name="Index_20_Link">8. What is a document in Elastic Search?<text:tab/>2</text:a></text:p>
          <text:p text:style-name="P58"><text:a xlink:type="simple" xlink:href="#__RefHeading__331_17760726041713" text:style-name="Index_20_Link" text:visited-style-name="Index_20_Link">9. Define the Term Shard?<text:tab/>2</text:a></text:p>
          <text:p text:style-name="P58"><text:a xlink:type="simple" xlink:href="#__RefHeading__331_17760726041716" text:style-name="Index_20_Link" text:visited-style-name="Index_20_Link">10. Can you define REPLICA and what is the advantage of creating a replica?<text:tab/>2</text:a></text:p>
          <text:p text:style-name="P58"><text:a xlink:type="simple" xlink:href="#__RefHeading__331_17760726041714" text:style-name="Index_20_Link" text:visited-style-name="Index_20_Link">11. What is an index in an Elasticsearch cluster?<text:tab/>3</text:a></text:p>
          <text:p text:style-name="P58"><text:a xlink:type="simple" xlink:href="#__RefHeading__331_17760726041715" text:style-name="Index_20_Link" text:visited-style-name="Index_20_Link">12. What is a Document with respect to Elasticsearch?<text:tab/>3</text:a></text:p>
          <text:p text:style-name="P58"><text:a xlink:type="simple" xlink:href="#__RefHeading__331_17760726041719" text:style-name="Index_20_Link" text:visited-style-name="Index_20_Link">13. How to start an Elasticsearch server?<text:tab/>3</text:a></text:p>
          <text:p text:style-name="P58"><text:a xlink:type="simple" xlink:href="#__RefHeading__331_177607260417110" text:style-name="Index_20_Link" text:visited-style-name="Index_20_Link">14. Define Mapping in an Elasticsearch?<text:tab/>3</text:a></text:p>
          <text:p text:style-name="P58"><text:a xlink:type="simple" xlink:href="#__RefHeading__331_177607260417111" text:style-name="Index_20_Link" text:visited-style-name="Index_20_Link">15. Explain the procedure to add or create an index in Elasticsearch Cluster?<text:tab/>3</text:a></text:p>
          <text:p text:style-name="P58"><text:a xlink:type="simple" xlink:href="#__RefHeading__331_1776072604171111" text:style-name="Index_20_Link" text:visited-style-name="Index_20_Link">16. What is the syntax or code to delete an index in Elasticsearch?<text:tab/>3</text:a></text:p>
          <text:p text:style-name="P58"><text:a xlink:type="simple" xlink:href="#__RefHeading__331_1776072604171112" text:style-name="Index_20_Link" text:visited-style-name="Index_20_Link">17. How to list all indexes of a Cluster in Elasticsearch?<text:tab/>3</text:a></text:p>
          <text:p text:style-name="P58"><text:a xlink:type="simple" xlink:href="#__RefHeading__331_1776072604171113" text:style-name="Index_20_Link" text:visited-style-name="Index_20_Link">18. How to add a Mapping in an Index?<text:tab/>4</text:a></text:p>
          <text:p text:style-name="P58"><text:a xlink:type="simple" xlink:href="#__RefHeading__331_1776072604171114" text:style-name="Index_20_Link" text:visited-style-name="Index_20_Link">19. What is the syntax or code to retrieve a document by ID in Elasticsearch?<text:tab/>4</text:a></text:p>
          <text:p text:style-name="P58"><text:a xlink:type="simple" xlink:href="#__RefHeading__331_1776072604171115" text:style-name="Index_20_Link" text:visited-style-name="Index_20_Link">20. Please explain relevancy and scoring in Elasticsearch?<text:tab/>4</text:a></text:p>
          <text:p text:style-name="P58"><text:a xlink:type="simple" xlink:href="#__RefHeading__331_1776072604171116" text:style-name="Index_20_Link" text:visited-style-name="Index_20_Link">21. What are the various possible ways in which we can perform a search in Elasticsearch?<text:tab/>4</text:a></text:p>
          <text:p text:style-name="P58"><text:a xlink:type="simple" xlink:href="#__RefHeading__331_1776072604171117" text:style-name="Index_20_Link" text:visited-style-name="Index_20_Link">22. What are the various types of queries that Elasticsearch supports?<text:tab/>4</text:a></text:p>
          <text:p text:style-name="P58"><text:a xlink:type="simple" xlink:href="#__RefHeading__331_1776072604171118" text:style-name="Index_20_Link" text:visited-style-name="Index_20_Link">23. Please explain the working of aggregation in Elasticsearch?<text:tab/>4</text:a></text:p>
          <text:p text:style-name="P58"><text:a xlink:type="simple" xlink:href="#__RefHeading__331_1776072604171119" text:style-name="Index_20_Link" text:visited-style-name="Index_20_Link">24. Can you tell me data storage functionality in Elasticsearch?<text:tab/>4</text:a></text:p>
          <text:p text:style-name="P58"><text:a xlink:type="simple" xlink:href="#__RefHeading__331_17760726041711110" text:style-name="Index_20_Link" text:visited-style-name="Index_20_Link">25. What is an Elasticsearch Analyzer?<text:tab/>5</text:a></text:p>
          <text:p text:style-name="P58"><text:a xlink:type="simple" xlink:href="#__RefHeading__331_177607260417111101" text:style-name="Index_20_Link" text:visited-style-name="Index_20_Link">26. List various types of analyzers in Elasticsearch?<text:tab/>5</text:a></text:p>
          <text:p text:style-name="P58"><text:a xlink:type="simple" xlink:href="#__RefHeading__331_177607260417111102" text:style-name="Index_20_Link" text:visited-style-name="Index_20_Link">27. Explain Tokenizer in ElasticSearch?<text:tab/>5</text:a></text:p>
          <text:p text:style-name="P58"><text:a xlink:type="simple" xlink:href="#__RefHeading__331_177607260417111103" text:style-name="Index_20_Link" text:visited-style-name="Index_20_Link">28. What Are The Main Operations You Can Perform On A Document?<text:tab/>5</text:a></text:p>
          <text:p text:style-name="P58"><text:a xlink:type="simple" xlink:href="#__RefHeading__331_177607260417111104" text:style-name="Index_20_Link" text:visited-style-name="Index_20_Link">29. What is Apache Lucene?<text:tab/>5</text:a></text:p>
          <text:p text:style-name="P58"><text:a xlink:type="simple" xlink:href="#__RefHeading__331_177607260417111105" text:style-name="Index_20_Link" text:visited-style-name="Index_20_Link">30. What is dynamic mapping in Elasticsearch?<text:tab/>5</text:a></text:p>
          <text:p text:style-name="P58"><text:a xlink:type="simple" xlink:href="#__RefHeading__331_177607260417111106" text:style-name="Index_20_Link" text:visited-style-name="Index_20_Link">31. What is the query language of Elasticsearch?<text:tab/>6</text:a></text:p>
          <text:p text:style-name="P58"><text:a xlink:type="simple" xlink:href="#__RefHeading__331_177607260417111107" text:style-name="Index_20_Link" text:visited-style-name="Index_20_Link">32. What is Ingest node?<text:tab/>6</text:a></text:p>
          <text:p text:style-name="P58"><text:a xlink:type="simple" xlink:href="#__RefHeading__331_177607260417111108" text:style-name="Index_20_Link" text:visited-style-name="Index_20_Link">33. Differentiate between Master node and Master eligible node in Elasticsearch?<text:tab/>6</text:a></text:p>
          <text:p text:style-name="P58"><text:a xlink:type="simple" xlink:href="#__RefHeading__331_177607260417111109" text:style-name="Index_20_Link" text:visited-style-name="Index_20_Link">34. What is NRT in Elasticsearch?<text:tab/>6</text:a></text:p>
          <text:p text:style-name="P58"><text:a xlink:type="simple" xlink:href="#__RefHeading__331_1776072604171111010" text:style-name="Index_20_Link" text:visited-style-name="Index_20_Link">35. Where do you configure settings for X-Pack?<text:tab/>6</text:a></text:p>
          <text:p text:style-name="P58"><text:a xlink:type="simple" xlink:href="#__RefHeading__331_1776072604171111011" text:style-name="Index_20_Link" text:visited-style-name="Index_20_Link">36. What are configuration management tools that are supported by Elasticsearch?<text:tab/>6</text:a></text:p>
          <text:p text:style-name="P58"><text:a xlink:type="simple" xlink:href="#__RefHeading__331_1776072604171111012" text:style-name="Index_20_Link" text:visited-style-name="Index_20_Link">37. Where and how Kibana will be useful in Elasticsearch?<text:tab/>7</text:a></text:p>
          <text:p text:style-name="P58"><text:a xlink:type="simple" xlink:href="#__RefHeading__331_1776072604171111013" text:style-name="Index_20_Link" text:visited-style-name="Index_20_Link">38. How cab Logstash be used with Elasticsearch?<text:tab/>7</text:a></text:p>
          <text:p text:style-name="P58"><text:a xlink:type="simple" xlink:href="#__RefHeading__331_1776072604171111014" text:style-name="Index_20_Link" text:visited-style-name="Index_20_Link">39. How Beats can be used with Elasticsearch?<text:tab/>7</text:a></text:p>
          <text:p text:style-name="P58"><text:a xlink:type="simple" xlink:href="#__RefHeading__331_177607260417112" text:style-name="Index_20_Link" text:visited-style-name="Index_20_Link">40. What are the important features of Elasticsearch?<text:tab/>7</text:a></text:p>
          <text:p text:style-name="P58"><text:a xlink:type="simple" xlink:href="#__RefHeading__331_177607260417113" text:style-name="Index_20_Link" text:visited-style-name="Index_20_Link">41. What is the ELK stack?<text:tab/>7</text:a></text:p>
          <text:p text:style-name="P58"><text:a xlink:type="simple" xlink:href="#__RefHeading__331_177607260417114" text:style-name="Index_20_Link" text:visited-style-name="Index_20_Link">42. Explain ELK stack architecture?<text:tab/>7</text:a></text:p>
          <text:p text:style-name="P58"><text:a xlink:type="simple" xlink:href="#__RefHeading__331_177607260417115" text:style-name="Index_20_Link" text:visited-style-name="Index_20_Link">43. What are the reason for using ELK stack?<text:tab/>8</text:a></text:p>
          <text:p text:style-name="P58"><text:a xlink:type="simple" xlink:href="#__RefHeading__331_177607260417116" text:style-name="Index_20_Link" text:visited-style-name="Index_20_Link">44. yyy?<text:tab/>8</text:a></text:p>
          <text:p text:style-name="P58"><text:a xlink:type="simple" xlink:href="#__RefHeading__331_177607260417156" text:style-name="Index_20_Link" text:visited-style-name="Index_20_Link">45. yyy?<text:tab/>8</text:a></text:p>
          <text:p text:style-name="P58"><text:a xlink:type="simple" xlink:href="#__RefHeading__331_177607260417157" text:style-name="Index_20_Link" text:visited-style-name="Index_20_Link">46. yyy?<text:tab/>8</text:a></text:p>
        </text:index-body>
      </text:table-of-content>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left="0cm" fo:margin-right="0cm" fo:text-indent="0cm" style:auto-text-indent="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T1" style:family="text">
      <style:text-properties officeooo:rsid="00273521"/>
    </style:style>
    <style:style style:name="MT2" style:family="text">
      <style:text-properties officeooo:rsid="00557f02"/>
    </style:style>
    <style:page-layout style:name="Mpm1">
      <style:page-layout-properties fo:page-width="21.001cm" fo:page-height="29.7cm" style:num-format="1" style:print-orientation="portrait" fo:margin-top="1.6cm" fo:margin-bottom="1.6cm" fo:margin-left="1.799cm" fo:margin-right="1.79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style:dynamic-spacing="false"/>
      </style:footer-style>
    </style:page-layout>
  </office:automatic-styles>
  <office:master-styles>
    <style:master-page style:name="Standard" style:page-layout-name="Mpm1">
      <style:footer>
        <text:p text:style-name="MP1"><text:span text:style-name="MT1">--- </text:span><text:span text:style-name="MT2">Elasticsearch</text:span><text:span text:style-name="MT1"> ---<text:tab/><text:tab/></text:span><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Udo </meta:initial-creator>
    <meta:creation-date>2014-12-07T08:55:23.547408200</meta:creation-date>
    <dc:date>2022-03-04T14:52:58.491818092</dc:date>
    <meta:editing-duration>PT7H12M26S</meta:editing-duration>
    <meta:editing-cycles>114</meta:editing-cycles>
    <meta:generator>LibreOffice/6.4.7.2$Linux_X86_64 LibreOffice_project/40$Build-2</meta:generator>
    <meta:document-statistic meta:table-count="2" meta:image-count="0" meta:object-count="0" meta:page-count="9" meta:paragraph-count="249" meta:word-count="2471" meta:character-count="14553" meta:non-whitespace-character-count="12255"/>
  </office:meta>
</office:document-meta>
</file>